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">
            <text:p>15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55">
            <text:p>15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61">
            <text:p>26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4588">
            <text:p>1458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5088">
            <text:p>1508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428">
            <text:p>1542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06">
            <text:p>2021-02-0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6 - 1.08)">
            <text:p>(0.86 - 1.0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8">
            <text:p>1.0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219.5">
            <text:p>219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116383881230117">
            <text:p>0.0116383881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4099984450362">
            <text:p>1.0409998445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310.125">
            <text:p>310.1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107302262819182">
            <text:p>0.0107302263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3778146198859">
            <text:p>1.0377814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151.75">
            <text:p>151.75</text:p>
          </table:table-cell>
          <table:table-cell office:value-type="float" office:value="0.375">
            <text:p>0.375</text:p>
          </table:table-cell>
          <table:table-cell office:value-type="float" office:value="34.375">
            <text:p>34.375</text:p>
          </table:table-cell>
          <table:table-cell office:value-type="float" office:value="0.0102284982475061">
            <text:p>0.0102284982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0.00112982744453574">
            <text:p>0.0011298274</text:p>
          </table:table-cell>
          <table:table-cell office:value-type="float" office:value="1.03600480333201">
            <text:p>1.0360048033</text:p>
          </table:table-cell>
          <table:table-cell office:value-type="float" office:value="1.0000615971905">
            <text:p>1.0000615972</text:p>
          </table:table-cell>
          <table:table-cell office:value-type="float" office:value="1.00395689801558">
            <text:p>1.0039568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654">
            <text:p>31654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256.875">
            <text:p>-256.87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0811508814051937">
            <text:p>-0.008115088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71726266633018">
            <text:p>0.97172626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30150">
            <text:p>30150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782.875">
            <text:p>-782.87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59660033167496">
            <text:p>-0.0259660033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10440485714737">
            <text:p>0.9104404857</text:p>
          </table:table-cell>
          <table:table-cell table:number-columns-repeated="2" office:value-type="float" office:value="0">
            <text:p>0</text:p>
          </table:table-cell>
          <table:table-cell office:value-type="float" office:value="-26.346318371683">
            <text:p>-26.346318371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778">
            <text:p>20778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06.125">
            <text:p>-906.125</text:p>
          </table:table-cell>
          <table:table-cell office:value-type="float" office:value="355.5">
            <text:p>355.5</text:p>
          </table:table-cell>
          <table:table-cell office:value-type="float" office:value="0.00745060739554132">
            <text:p>0.0074506074</text:p>
          </table:table-cell>
          <table:table-cell office:value-type="float" office:value="-0.0436098277023775">
            <text:p>-0.0436098277</text:p>
          </table:table-cell>
          <table:table-cell office:value-type="float" office:value="0.01220265678097">
            <text:p>0.0122026568</text:p>
          </table:table-cell>
          <table:table-cell office:value-type="float" office:value="1.0261859285235">
            <text:p>1.0261859285</text:p>
          </table:table-cell>
          <table:table-cell office:value-type="float" office:value="0.851093164503252">
            <text:p>0.8510931645</text:p>
          </table:table-cell>
          <table:table-cell office:value-type="float" office:value="1.04300115220512">
            <text:p>1.0430011522</text:p>
          </table:table-cell>
          <table:table-cell office:value-type="float" office:value="0">
            <text:p>0</text:p>
          </table:table-cell>
          <table:table-cell office:value-type="float" office:value="-15.5451393604854">
            <text:p>-15.545139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1182">
            <text:p>118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14774">
            <text:p>14774</text:p>
          </table:table-cell>
          <table:table-cell office:value-type="float" office:value="19025">
            <text:p>19025</text:p>
          </table:table-cell>
          <table:table-cell office:value-type="float" office:value="30377">
            <text:p>30377</text:p>
          </table:table-cell>
          <table:table-cell office:value-type="float" office:value="-770.625">
            <text:p>-770.625</text:p>
          </table:table-cell>
          <table:table-cell office:value-type="float" office:value="138.5">
            <text:p>138.5</text:p>
          </table:table-cell>
          <table:table-cell office:value-type="float" office:value="-42.125">
            <text:p>-42.125</text:p>
          </table:table-cell>
          <table:table-cell office:value-type="float" office:value="-0.0521608907540273">
            <text:p>-0.0521608908</text:p>
          </table:table-cell>
          <table:table-cell office:value-type="float" office:value="0.00727989487516426">
            <text:p>0.0072798949</text:p>
          </table:table-cell>
          <table:table-cell office:value-type="float" office:value="-0.00138673996773875">
            <text:p>-0.00138674</text:p>
          </table:table-cell>
          <table:table-cell office:value-type="float" office:value="0.822769569068441">
            <text:p>0.8227695691</text:p>
          </table:table-cell>
          <table:table-cell office:value-type="float" office:value="1.02558350592709">
            <text:p>1.0255835059</text:p>
          </table:table-cell>
          <table:table-cell office:value-type="float" office:value="0.995150179286481">
            <text:p>0.9951501793</text:p>
          </table:table-cell>
          <table:table-cell office:value-type="float" office:value="-12.9389699272789">
            <text:p>-12.93896992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1136">
            <text:p>1136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658">
            <text:p>13658</text:p>
          </table:table-cell>
          <table:table-cell office:value-type="float" office:value="19072">
            <text:p>19072</text:p>
          </table:table-cell>
          <table:table-cell office:value-type="float" office:value="31654">
            <text:p>31654</text:p>
          </table:table-cell>
          <table:table-cell office:value-type="float" office:value="-732">
            <text:p>-732</text:p>
          </table:table-cell>
          <table:table-cell office:value-type="float" office:value="245.5">
            <text:p>245.5</text:p>
          </table:table-cell>
          <table:table-cell office:value-type="float" office:value="-256.875">
            <text:p>-256.875</text:p>
          </table:table-cell>
          <table:table-cell office:value-type="float" office:value="-0.0535949626592473">
            <text:p>-0.0535949627</text:p>
          </table:table-cell>
          <table:table-cell office:value-type="float" office:value="0.0128722734899329">
            <text:p>0.0128722735</text:p>
          </table:table-cell>
          <table:table-cell office:value-type="float" office:value="-0.00811508814051937">
            <text:p>-0.0081150881</text:p>
          </table:table-cell>
          <table:table-cell office:value-type="float" office:value="0.818047573936629">
            <text:p>0.8180475739</text:p>
          </table:table-cell>
          <table:table-cell office:value-type="float" office:value="1.04537772024737">
            <text:p>1.0453777202</text:p>
          </table:table-cell>
          <table:table-cell office:value-type="float" office:value="0.971726266633018">
            <text:p>0.9717262666</text:p>
          </table:table-cell>
          <table:table-cell office:value-type="float" office:value="-12.5833105930151">
            <text:p>-12.5833105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71">
            <text:p>771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11898">
            <text:p>11898</text:p>
          </table:table-cell>
          <table:table-cell office:value-type="float" office:value="19550">
            <text:p>19550</text:p>
          </table:table-cell>
          <table:table-cell office:value-type="float" office:value="30450">
            <text:p>30450</text:p>
          </table:table-cell>
          <table:table-cell office:value-type="float" office:value="-681.75">
            <text:p>-681.75</text:p>
          </table:table-cell>
          <table:table-cell office:value-type="float" office:value="359.5">
            <text:p>359.5</text:p>
          </table:table-cell>
          <table:table-cell office:value-type="float" office:value="-699.375">
            <text:p>-699.375</text:p>
          </table:table-cell>
          <table:table-cell office:value-type="float" office:value="-0.0572995461422088">
            <text:p>-0.0572995461</text:p>
          </table:table-cell>
          <table:table-cell office:value-type="float" office:value="0.0183887468030691">
            <text:p>0.0183887468</text:p>
          </table:table-cell>
          <table:table-cell office:value-type="float" office:value="-0.0229679802955665">
            <text:p>-0.0229679803</text:p>
          </table:table-cell>
          <table:table-cell office:value-type="float" office:value="0.805886734958951">
            <text:p>0.805886735</text:p>
          </table:table-cell>
          <table:table-cell office:value-type="float" office:value="1.06502337998836">
            <text:p>1.06502338</text:p>
          </table:table-cell>
          <table:table-cell office:value-type="float" office:value="0.920646024078478">
            <text:p>0.9206460241</text:p>
          </table:table-cell>
          <table:table-cell office:value-type="float" office:value="-11.7469234970635">
            <text:p>-11.7469234971</text:p>
          </table:table-cell>
          <table:table-cell office:value-type="float" office:value="0">
            <text:p>0</text:p>
          </table:table-cell>
          <table:table-cell office:value-type="float" office:value="-29.830932020379">
            <text:p>-29.830932020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1273">
            <text:p>11273</text:p>
          </table:table-cell>
          <table:table-cell office:value-type="float" office:value="19088">
            <text:p>19088</text:p>
          </table:table-cell>
          <table:table-cell office:value-type="float" office:value="29087">
            <text:p>29087</text:p>
          </table:table-cell>
          <table:table-cell office:value-type="float" office:value="-404.625">
            <text:p>-404.625</text:p>
          </table:table-cell>
          <table:table-cell office:value-type="float" office:value="-695.125">
            <text:p>-695.125</text:p>
          </table:table-cell>
          <table:table-cell office:value-type="float" office:value="220.875">
            <text:p>220.875</text:p>
          </table:table-cell>
          <table:table-cell office:value-type="float" office:value="-0.0358932848398829">
            <text:p>-0.0358932848</text:p>
          </table:table-cell>
          <table:table-cell office:value-type="float" office:value="-0.03641685875943">
            <text:p>-0.0364168588</text:p>
          </table:table-cell>
          <table:table-cell office:value-type="float" office:value="0.00759359851480043">
            <text:p>0.0075935985</text:p>
          </table:table-cell>
          <table:table-cell office:value-type="float" office:value="0.87689862573774">
            <text:p>0.8768986257</text:p>
          </table:table-cell>
          <table:table-cell office:value-type="float" office:value="0.875140322041727">
            <text:p>0.875140322</text:p>
          </table:table-cell>
          <table:table-cell office:value-type="float" office:value="1.02669061376907">
            <text:p>1.0266906138</text:p>
          </table:table-cell>
          <table:table-cell office:value-type="float" office:value="-18.9626481827564">
            <text:p>-18.9626481828</text:p>
          </table:table-cell>
          <table:table-cell office:value-type="float" office:value="-18.6849731359434">
            <text:p>-18.6849731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577">
            <text:p>577</text:p>
          </table:table-cell>
          <table:table-cell office:value-type="float" office:value="11636">
            <text:p>11636</text:p>
          </table:table-cell>
          <table:table-cell office:value-type="float" office:value="18822">
            <text:p>18822</text:p>
          </table:table-cell>
          <table:table-cell office:value-type="float" office:value="30669">
            <text:p>30669</text:p>
          </table:table-cell>
          <table:table-cell office:value-type="float" office:value="-258.5">
            <text:p>-258.5</text:p>
          </table:table-cell>
          <table:table-cell office:value-type="float" office:value="-957">
            <text:p>-957</text:p>
          </table:table-cell>
          <table:table-cell office:value-type="float" office:value="27.875">
            <text:p>27.875</text:p>
          </table:table-cell>
          <table:table-cell office:value-type="float" office:value="-0.022215537985562">
            <text:p>-0.022215538</text:p>
          </table:table-cell>
          <table:table-cell office:value-type="float" office:value="-0.0508447561364361">
            <text:p>-0.0508447561</text:p>
          </table:table-cell>
          <table:table-cell office:value-type="float" office:value="0.000908898236003782">
            <text:p>0.0009088982</text:p>
          </table:table-cell>
          <table:table-cell office:value-type="float" office:value="0.923212936101389">
            <text:p>0.9232129361</text:p>
          </table:table-cell>
          <table:table-cell office:value-type="float" office:value="0.827110324406558">
            <text:p>0.8271103244</text:p>
          </table:table-cell>
          <table:table-cell office:value-type="float" office:value="1.00318276297418">
            <text:p>1.003182763</text:p>
          </table:table-cell>
          <table:table-cell office:value-type="float" office:value="-30.8531368291447">
            <text:p>-30.8531368291</text:p>
          </table:table-cell>
          <table:table-cell office:value-type="float" office:value="-13.2830311863427">
            <text:p>-13.28303118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office:value-type="float" office:value="580">
            <text:p>580</text:p>
          </table:table-cell>
          <table:table-cell office:value-type="float" office:value="1252">
            <text:p>1252</text:p>
          </table:table-cell>
          <table:table-cell office:value-type="float" office:value="12335">
            <text:p>12335</text:p>
          </table:table-cell>
          <table:table-cell office:value-type="float" office:value="18615">
            <text:p>18615</text:p>
          </table:table-cell>
          <table:table-cell office:value-type="float" office:value="31273">
            <text:p>31273</text:p>
          </table:table-cell>
          <table:table-cell office:value-type="float" office:value="-120.5">
            <text:p>-120.5</text:p>
          </table:table-cell>
          <table:table-cell office:value-type="float" office:value="-159.75">
            <text:p>-159.75</text:p>
          </table:table-cell>
          <table:table-cell office:value-type="float" office:value="-301.875">
            <text:p>-301.875</text:p>
          </table:table-cell>
          <table:table-cell office:value-type="float" office:value="-0.00976895014187272">
            <text:p>-0.0097689501</text:p>
          </table:table-cell>
          <table:table-cell office:value-type="float" office:value="-0.00858178887993554">
            <text:p>-0.0085817889</text:p>
          </table:table-cell>
          <table:table-cell office:value-type="float" office:value="-0.00965289546893486">
            <text:p>-0.0096528955</text:p>
          </table:table-cell>
          <table:table-cell office:value-type="float" office:value="0.965995721981719">
            <text:p>0.965995722</text:p>
          </table:table-cell>
          <table:table-cell office:value-type="float" office:value="0.97010808723697">
            <text:p>0.9701080872</text:p>
          </table:table-cell>
          <table:table-cell office:value-type="float" office:value="0.966397495504959">
            <text:p>0.96639749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878">
            <text:p>878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2017">
            <text:p>12017</text:p>
          </table:table-cell>
          <table:table-cell office:value-type="float" office:value="18010">
            <text:p>18010</text:p>
          </table:table-cell>
          <table:table-cell office:value-type="float" office:value="30450">
            <text:p>30450</text:p>
          </table:table-cell>
          <table:table-cell office:value-type="float" office:value="-718.75">
            <text:p>-718.75</text:p>
          </table:table-cell>
          <table:table-cell office:value-type="float" office:value="-386.875">
            <text:p>-386.875</text:p>
          </table:table-cell>
          <table:table-cell office:value-type="float" office:value="-699.375">
            <text:p>-699.375</text:p>
          </table:table-cell>
          <table:table-cell office:value-type="float" office:value="-0.0598111009403345">
            <text:p>-0.0598111009</text:p>
          </table:table-cell>
          <table:table-cell office:value-type="float" office:value="-0.0214811215991116">
            <text:p>-0.0214811216</text:p>
          </table:table-cell>
          <table:table-cell office:value-type="float" office:value="-0.0229679802955665">
            <text:p>-0.0229679803</text:p>
          </table:table-cell>
          <table:table-cell office:value-type="float" office:value="0.797672787588391">
            <text:p>0.7976727876</text:p>
          </table:table-cell>
          <table:table-cell office:value-type="float" office:value="0.925720494030015">
            <text:p>0.925720494</text:p>
          </table:table-cell>
          <table:table-cell office:value-type="float" office:value="0.920646024078478">
            <text:p>0.9206460241</text:p>
          </table:table-cell>
          <table:table-cell office:value-type="float" office:value="-11.2388028482271">
            <text:p>-11.2388028482</text:p>
          </table:table-cell>
          <table:table-cell office:value-type="float" office:value="-31.9199090229707">
            <text:p>-31.919909023</text:p>
          </table:table-cell>
          <table:table-cell office:value-type="float" office:value="-29.830932020379">
            <text:p>-29.830932020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239">
            <text:p>1239</text:p>
          </table:table-cell>
          <table:table-cell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11052">
            <text:p>11052</text:p>
          </table:table-cell>
          <table:table-cell office:value-type="float" office:value="16685">
            <text:p>16685</text:p>
          </table:table-cell>
          <table:table-cell office:value-type="float" office:value="28016">
            <text:p>28016</text:p>
          </table:table-cell>
          <table:table-cell office:value-type="float" office:value="-412.25">
            <text:p>-412.25</text:p>
          </table:table-cell>
          <table:table-cell office:value-type="float" office:value="-780">
            <text:p>-780</text:p>
          </table:table-cell>
          <table:table-cell office:value-type="float" office:value="-1261.75">
            <text:p>-1261.75</text:p>
          </table:table-cell>
          <table:table-cell office:value-type="float" office:value="-0.0373009410061527">
            <text:p>-0.037300941</text:p>
          </table:table-cell>
          <table:table-cell office:value-type="float" office:value="-0.0467485765657776">
            <text:p>-0.0467485766</text:p>
          </table:table-cell>
          <table:table-cell office:value-type="float" office:value="-0.0450367647058824">
            <text:p>-0.0450367647</text:p>
          </table:table-cell>
          <table:table-cell office:value-type="float" office:value="0.872173772470357">
            <text:p>0.8721737725</text:p>
          </table:table-cell>
          <table:table-cell office:value-type="float" office:value="0.840663423665194">
            <text:p>0.8406634237</text:p>
          </table:table-cell>
          <table:table-cell office:value-type="float" office:value="0.846346811472751">
            <text:p>0.8463468115</text:p>
          </table:table-cell>
          <table:table-cell office:value-type="float" office:value="-18.2337961931491">
            <text:p>-18.2337961931</text:p>
          </table:table-cell>
          <table:table-cell office:value-type="float" office:value="-14.477790167617">
            <text:p>-14.4777901676</text:p>
          </table:table-cell>
          <table:table-cell office:value-type="float" office:value="-15.0414612586216">
            <text:p>-15.041461258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635">
            <text:p>11635</text:p>
          </table:table-cell>
          <table:table-cell office:value-type="float" office:value="16758">
            <text:p>16758</text:p>
          </table:table-cell>
          <table:table-cell office:value-type="float" office:value="25444">
            <text:p>25444</text:p>
          </table:table-cell>
          <table:table-cell office:value-type="float" office:value="-200.25">
            <text:p>-200.25</text:p>
          </table:table-cell>
          <table:table-cell office:value-type="float" office:value="-31.75">
            <text:p>-31.75</text:p>
          </table:table-cell>
          <table:table-cell office:value-type="float" office:value="-1271.625">
            <text:p>-1271.625</text:p>
          </table:table-cell>
          <table:table-cell office:value-type="float" office:value="-0.0172110012892136">
            <text:p>-0.0172110013</text:p>
          </table:table-cell>
          <table:table-cell office:value-type="float" office:value="-0.00189461749612126">
            <text:p>-0.0018946175</text:p>
          </table:table-cell>
          <table:table-cell office:value-type="float" office:value="-0.0499774013519887">
            <text:p>-0.0499774014</text:p>
          </table:table-cell>
          <table:table-cell office:value-type="float" office:value="0.940342083875892">
            <text:p>0.9403420839</text:p>
          </table:table-cell>
          <table:table-cell office:value-type="float" office:value="0.993375874331471">
            <text:p>0.9933758743</text:p>
          </table:table-cell>
          <table:table-cell office:value-type="float" office:value="0.829974666933999">
            <text:p>0.8299746669</text:p>
          </table:table-cell>
          <table:table-cell table:number-columns-repeated="2" office:value-type="float" office:value="0">
            <text:p>0</text:p>
          </table:table-cell>
          <table:table-cell office:value-type="float" office:value="-13.5196772166775">
            <text:p>-13.519677216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12400">
            <text:p>12400</text:p>
          </table:table-cell>
          <table:table-cell office:value-type="float" office:value="15952">
            <text:p>15952</text:p>
          </table:table-cell>
          <table:table-cell office:value-type="float" office:value="23410">
            <text:p>23410</text:p>
          </table:table-cell>
          <table:table-cell office:value-type="float" office:value="-138.5">
            <text:p>-138.5</text:p>
          </table:table-cell>
          <table:table-cell office:value-type="float" office:value="-192.25">
            <text:p>-192.25</text:p>
          </table:table-cell>
          <table:table-cell office:value-type="float" office:value="-1287.5">
            <text:p>-1287.5</text:p>
          </table:table-cell>
          <table:table-cell office:value-type="float" office:value="-0.0111693548387097">
            <text:p>-0.0111693548</text:p>
          </table:table-cell>
          <table:table-cell office:value-type="float" office:value="-0.0120517803410231">
            <text:p>-0.0120517803</text:p>
          </table:table-cell>
          <table:table-cell office:value-type="float" office:value="-0.0549978641606151">
            <text:p>-0.0549978642</text:p>
          </table:table-cell>
          <table:table-cell office:value-type="float" office:value="0.961151776860042">
            <text:p>0.9611517769</text:p>
          </table:table-cell>
          <table:table-cell office:value-type="float" office:value="0.95810344980882">
            <text:p>0.9581034498</text:p>
          </table:table-cell>
          <table:table-cell office:value-type="float" office:value="0.813436014959817">
            <text:p>0.813436015</text:p>
          </table:table-cell>
          <table:table-cell table:number-columns-repeated="2" office:value-type="float" office:value="0">
            <text:p>0</text:p>
          </table:table-cell>
          <table:table-cell office:value-type="float" office:value="-12.2533245173772">
            <text:p>-12.253324517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640">
            <text:p>640</text:p>
          </table:table-cell>
          <table:table-cell office:value-type="float" office:value="11696">
            <text:p>11696</text:p>
          </table:table-cell>
          <table:table-cell office:value-type="float" office:value="15150">
            <text:p>15150</text:p>
          </table:table-cell>
          <table:table-cell office:value-type="float" office:value="20919">
            <text:p>20919</text:p>
          </table:table-cell>
          <table:table-cell office:value-type="float" office:value="22.75">
            <text:p>22.75</text:p>
          </table:table-cell>
          <table:table-cell office:value-type="float" office:value="2.25">
            <text:p>2.25</text:p>
          </table:table-cell>
          <table:table-cell office:value-type="float" office:value="-10.75">
            <text:p>-10.75</text:p>
          </table:table-cell>
          <table:table-cell office:value-type="float" office:value="0.00194510943912449">
            <text:p>0.0019451094</text:p>
          </table:table-cell>
          <table:table-cell office:value-type="float" office:value="0.000148514851485149">
            <text:p>0.0001485149</text:p>
          </table:table-cell>
          <table:table-cell office:value-type="float" office:value="-0.00051388689707921">
            <text:p>-0.0005138869</text:p>
          </table:table-cell>
          <table:table-cell office:value-type="float" office:value="1.00681529860037">
            <text:p>1.0068152986</text:p>
          </table:table-cell>
          <table:table-cell office:value-type="float" office:value="1.00051984521125">
            <text:p>1.0005198452</text:p>
          </table:table-cell>
          <table:table-cell office:value-type="float" office:value="0.998201913456519">
            <text:p>0.99820191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602">
            <text:p>602</text:p>
          </table:table-cell>
          <table:table-cell office:value-type="float" office:value="11098">
            <text:p>11098</text:p>
          </table:table-cell>
          <table:table-cell office:value-type="float" office:value="14802">
            <text:p>14802</text:p>
          </table:table-cell>
          <table:table-cell office:value-type="float" office:value="22326">
            <text:p>22326</text:p>
          </table:table-cell>
          <table:table-cell office:value-type="float" office:value="-479.875">
            <text:p>-479.875</text:p>
          </table:table-cell>
          <table:table-cell office:value-type="float" office:value="-80.375">
            <text:p>-80.375</text:p>
          </table:table-cell>
          <table:table-cell office:value-type="float" office:value="164.375">
            <text:p>164.375</text:p>
          </table:table-cell>
          <table:table-cell office:value-type="float" office:value="-0.0432397729320598">
            <text:p>-0.0432397729</text:p>
          </table:table-cell>
          <table:table-cell office:value-type="float" office:value="-0.00543000945818133">
            <text:p>-0.0054300095</text:p>
          </table:table-cell>
          <table:table-cell office:value-type="float" office:value="0.0073624921616053">
            <text:p>0.0073624922</text:p>
          </table:table-cell>
          <table:table-cell office:value-type="float" office:value="0.852325363545694">
            <text:p>0.8523253635</text:p>
          </table:table-cell>
          <table:table-cell office:value-type="float" office:value="0.981052757501689">
            <text:p>0.9810527575</text:p>
          </table:table-cell>
          <table:table-cell office:value-type="float" office:value="1.02587496689564">
            <text:p>1.0258749669</text:p>
          </table:table-cell>
          <table:table-cell office:value-type="float" office:value="-15.6811882567351">
            <text:p>-15.68118825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1275">
            <text:p>1275</text:p>
          </table:table-cell>
          <table:table-cell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11516">
            <text:p>11516</text:p>
          </table:table-cell>
          <table:table-cell office:value-type="float" office:value="14850">
            <text:p>14850</text:p>
          </table:table-cell>
          <table:table-cell office:value-type="float" office:value="22513">
            <text:p>22513</text:p>
          </table:table-cell>
          <table:table-cell office:value-type="float" office:value="-215">
            <text:p>-215</text:p>
          </table:table-cell>
          <table:table-cell office:value-type="float" office:value="-227.25">
            <text:p>-227.25</text:p>
          </table:table-cell>
          <table:table-cell office:value-type="float" office:value="-71.5">
            <text:p>-71.5</text:p>
          </table:table-cell>
          <table:table-cell office:value-type="float" office:value="-0.0186696769711705">
            <text:p>-0.018669677</text:p>
          </table:table-cell>
          <table:table-cell office:value-type="float" office:value="-0.0153030303030303">
            <text:p>-0.0153030303</text:p>
          </table:table-cell>
          <table:table-cell office:value-type="float" office:value="-0.00317594278861102">
            <text:p>-0.0031759428</text:p>
          </table:table-cell>
          <table:table-cell office:value-type="float" office:value="0.935339302003791">
            <text:p>0.935339302</text:p>
          </table:table-cell>
          <table:table-cell office:value-type="float" office:value="0.946898392102847">
            <text:p>0.9468983921</text:p>
          </table:table-cell>
          <table:table-cell office:value-type="float" office:value="0.988903970000551">
            <text:p>0.988903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3">
            <text:p>623</text:p>
          </table:table-cell>
          <table:table-cell office:value-type="float" office:value="11848">
            <text:p>11848</text:p>
          </table:table-cell>
          <table:table-cell office:value-type="float" office:value="15820">
            <text:p>15820</text:p>
          </table:table-cell>
          <table:table-cell office:value-type="float" office:value="21747">
            <text:p>21747</text:p>
          </table:table-cell>
          <table:table-cell office:value-type="float" office:value="-230">
            <text:p>-230</text:p>
          </table:table-cell>
          <table:table-cell office:value-type="float" office:value="-146">
            <text:p>-146</text:p>
          </table:table-cell>
          <table:table-cell office:value-type="float" office:value="-140.5">
            <text:p>-140.5</text:p>
          </table:table-cell>
          <table:table-cell office:value-type="float" office:value="-0.0194125590817016">
            <text:p>-0.0194125591</text:p>
          </table:table-cell>
          <table:table-cell office:value-type="float" office:value="-0.00922882427307206">
            <text:p>-0.0092288243</text:p>
          </table:table-cell>
          <table:table-cell office:value-type="float" office:value="-0.00646066124063089">
            <text:p>-0.0064606612</text:p>
          </table:table-cell>
          <table:table-cell office:value-type="float" office:value="0.932794664216242">
            <text:p>0.9327946642</text:p>
          </table:table-cell>
          <table:table-cell office:value-type="float" office:value="0.967866050591276">
            <text:p>0.9678660506</text:p>
          </table:table-cell>
          <table:table-cell office:value-type="float" office:value="0.977469496339378">
            <text:p>0.97746949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1696">
            <text:p>11696</text:p>
          </table:table-cell>
          <table:table-cell office:value-type="float" office:value="15317">
            <text:p>15317</text:p>
          </table:table-cell>
          <table:table-cell office:value-type="float" office:value="21091">
            <text:p>21091</text:p>
          </table:table-cell>
          <table:table-cell office:value-type="float" office:value="22.75">
            <text:p>22.75</text:p>
          </table:table-cell>
          <table:table-cell office:value-type="float" office:value="9.25">
            <text:p>9.25</text:p>
          </table:table-cell>
          <table:table-cell office:value-type="float" office:value="-127.375">
            <text:p>-127.375</text:p>
          </table:table-cell>
          <table:table-cell office:value-type="float" office:value="0.00194510943912449">
            <text:p>0.0019451094</text:p>
          </table:table-cell>
          <table:table-cell office:value-type="float" office:value="0.000603904158777829">
            <text:p>0.0006039042</text:p>
          </table:table-cell>
          <table:table-cell office:value-type="float" office:value="-0.00603930586506093">
            <text:p>-0.0060393059</text:p>
          </table:table-cell>
          <table:table-cell office:value-type="float" office:value="1.00681529860037">
            <text:p>1.0068152986</text:p>
          </table:table-cell>
          <table:table-cell office:value-type="float" office:value="1.00211437936818">
            <text:p>1.0021143794</text:p>
          </table:table-cell>
          <table:table-cell office:value-type="float" office:value="0.978933916974337">
            <text:p>0.9789339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1221">
            <text:p>1221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11595">
            <text:p>11595</text:p>
          </table:table-cell>
          <table:table-cell office:value-type="float" office:value="16182">
            <text:p>16182</text:p>
          </table:table-cell>
          <table:table-cell office:value-type="float" office:value="22343">
            <text:p>22343</text:p>
          </table:table-cell>
          <table:table-cell office:value-type="float" office:value="-35">
            <text:p>-35</text:p>
          </table:table-cell>
          <table:table-cell office:value-type="float" office:value="-42.125">
            <text:p>-42.125</text:p>
          </table:table-cell>
          <table:table-cell office:value-type="float" office:value="152">
            <text:p>152</text:p>
          </table:table-cell>
          <table:table-cell office:value-type="float" office:value="-0.00301854247520483">
            <text:p>-0.0030185425</text:p>
          </table:table-cell>
          <table:table-cell office:value-type="float" office:value="-0.00260320108762823">
            <text:p>-0.0026032011</text:p>
          </table:table-cell>
          <table:table-cell office:value-type="float" office:value="0.00680302555610258">
            <text:p>0.0068030256</text:p>
          </table:table-cell>
          <table:table-cell office:value-type="float" office:value="0.989452960070185">
            <text:p>0.9894529601</text:p>
          </table:table-cell>
          <table:table-cell office:value-type="float" office:value="0.99090207843887">
            <text:p>0.9909020784</text:p>
          </table:table-cell>
          <table:table-cell office:value-type="float" office:value="1.02390130051352">
            <text:p>1.02390130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0853">
            <text:p>10853</text:p>
          </table:table-cell>
          <table:table-cell office:value-type="float" office:value="15835">
            <text:p>15835</text:p>
          </table:table-cell>
          <table:table-cell office:value-type="float" office:value="22593">
            <text:p>22593</text:p>
          </table:table-cell>
          <table:table-cell office:value-type="float" office:value="-204.5">
            <text:p>-204.5</text:p>
          </table:table-cell>
          <table:table-cell office:value-type="float" office:value="-97.5">
            <text:p>-97.5</text:p>
          </table:table-cell>
          <table:table-cell office:value-type="float" office:value="-16.75">
            <text:p>-16.75</text:p>
          </table:table-cell>
          <table:table-cell office:value-type="float" office:value="-0.0188427162996407">
            <text:p>-0.0188427163</text:p>
          </table:table-cell>
          <table:table-cell office:value-type="float" office:value="-0.00615724660562046">
            <text:p>-0.0061572466</text:p>
          </table:table-cell>
          <table:table-cell office:value-type="float" office:value="-0.000741380073474085">
            <text:p>-0.0007413801</text:p>
          </table:table-cell>
          <table:table-cell office:value-type="float" office:value="0.934746386948053">
            <text:p>0.9347463869</text:p>
          </table:table-cell>
          <table:table-cell office:value-type="float" office:value="0.978523943784423">
            <text:p>0.9785239438</text:p>
          </table:table-cell>
          <table:table-cell office:value-type="float" office:value="0.997406247045891">
            <text:p>0.9974062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table:number-columns-repeated="2" office:value-type="float" office:value="917">
            <text:p>917</text:p>
          </table:table-cell>
          <table:table-cell office:value-type="float" office:value="11100">
            <text:p>11100</text:p>
          </table:table-cell>
          <table:table-cell office:value-type="float" office:value="14932">
            <text:p>14932</text:p>
          </table:table-cell>
          <table:table-cell office:value-type="float" office:value="21409">
            <text:p>21409</text:p>
          </table:table-cell>
          <table:table-cell office:value-type="float" office:value="-65">
            <text:p>-65</text:p>
          </table:table-cell>
          <table:table-cell office:value-type="float" office:value="-83.5">
            <text:p>-83.5</text:p>
          </table:table-cell>
          <table:table-cell office:value-type="float" office:value="-191">
            <text:p>-191</text:p>
          </table:table-cell>
          <table:table-cell office:value-type="float" office:value="-0.00585585585585586">
            <text:p>-0.0058558559</text:p>
          </table:table-cell>
          <table:table-cell office:value-type="float" office:value="-0.00559201714438789">
            <text:p>-0.0055920171</text:p>
          </table:table-cell>
          <table:table-cell office:value-type="float" office:value="-0.00892148161987949">
            <text:p>-0.0089214816</text:p>
          </table:table-cell>
          <table:table-cell office:value-type="float" office:value="0.979571714958202">
            <text:p>0.979571715</text:p>
          </table:table-cell>
          <table:table-cell office:value-type="float" office:value="0.980489230479899">
            <text:p>0.9804892305</text:p>
          </table:table-cell>
          <table:table-cell office:value-type="float" office:value="0.968930816285638">
            <text:p>0.96893081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615">
            <text:p>615</text:p>
          </table:table-cell>
          <table:table-cell office:value-type="float" office:value="11242">
            <text:p>11242</text:p>
          </table:table-cell>
          <table:table-cell office:value-type="float" office:value="15118">
            <text:p>15118</text:p>
          </table:table-cell>
          <table:table-cell office:value-type="float" office:value="20989">
            <text:p>20989</text:p>
          </table:table-cell>
          <table:table-cell office:value-type="float" office:value="-148.875">
            <text:p>-148.875</text:p>
          </table:table-cell>
          <table:table-cell office:value-type="float" office:value="-98.75">
            <text:p>-98.75</text:p>
          </table:table-cell>
          <table:table-cell office:value-type="float" office:value="-97.625">
            <text:p>-97.625</text:p>
          </table:table-cell>
          <table:table-cell office:value-type="float" office:value="-0.0132427504002846">
            <text:p>-0.0132427504</text:p>
          </table:table-cell>
          <table:table-cell office:value-type="float" office:value="-0.00653194867045906">
            <text:p>-0.0065319487</text:p>
          </table:table-cell>
          <table:table-cell office:value-type="float" office:value="-0.00465124589070466">
            <text:p>-0.0046512459</text:p>
          </table:table-cell>
          <table:table-cell office:value-type="float" office:value="0.953994099657806">
            <text:p>0.9539940997</text:p>
          </table:table-cell>
          <table:table-cell office:value-type="float" office:value="0.977221805706123">
            <text:p>0.9772218057</text:p>
          </table:table-cell>
          <table:table-cell office:value-type="float" office:value="0.983763042195672">
            <text:p>0.98376304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625">
            <text:p>625</text:p>
          </table:table-cell>
          <table:table-cell office:value-type="float" office:value="10808">
            <text:p>10808</text:p>
          </table:table-cell>
          <table:table-cell office:value-type="float" office:value="14818">
            <text:p>14818</text:p>
          </table:table-cell>
          <table:table-cell office:value-type="float" office:value="21815">
            <text:p>21815</text:p>
          </table:table-cell>
          <table:table-cell office:value-type="float" office:value="-311.375">
            <text:p>-311.375</text:p>
          </table:table-cell>
          <table:table-cell office:value-type="float" office:value="-129">
            <text:p>-129</text:p>
          </table:table-cell>
          <table:table-cell office:value-type="float" office:value="-196.5">
            <text:p>-196.5</text:p>
          </table:table-cell>
          <table:table-cell office:value-type="float" office:value="-0.0288096780162842">
            <text:p>-0.028809678</text:p>
          </table:table-cell>
          <table:table-cell office:value-type="float" office:value="-0.00870562828991767">
            <text:p>-0.0087056283</text:p>
          </table:table-cell>
          <table:table-cell office:value-type="float" office:value="-0.00900756360302544">
            <text:p>-0.0090075636</text:p>
          </table:table-cell>
          <table:table-cell office:value-type="float" office:value="0.900792922135913">
            <text:p>0.9007929221</text:p>
          </table:table-cell>
          <table:table-cell office:value-type="float" office:value="0.969678845394576">
            <text:p>0.9696788454</text:p>
          </table:table-cell>
          <table:table-cell office:value-type="float" office:value="0.968632554345454">
            <text:p>0.9686325543</text:p>
          </table:table-cell>
          <table:table-cell office:value-type="float" office:value="-23.7112632991406">
            <text:p>-23.71126329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10660">
            <text:p>10660</text:p>
          </table:table-cell>
          <table:table-cell office:value-type="float" office:value="14380">
            <text:p>14380</text:p>
          </table:table-cell>
          <table:table-cell office:value-type="float" office:value="21537">
            <text:p>21537</text:p>
          </table:table-cell>
          <table:table-cell office:value-type="float" office:value="-65.25">
            <text:p>-65.25</text:p>
          </table:table-cell>
          <table:table-cell office:value-type="float" office:value="-246.5">
            <text:p>-246.5</text:p>
          </table:table-cell>
          <table:table-cell office:value-type="float" office:value="-129.625">
            <text:p>-129.625</text:p>
          </table:table-cell>
          <table:table-cell office:value-type="float" office:value="-0.00612101313320826">
            <text:p>-0.0061210131</text:p>
          </table:table-cell>
          <table:table-cell office:value-type="float" office:value="-0.0171418636995828">
            <text:p>-0.0171418637</text:p>
          </table:table-cell>
          <table:table-cell office:value-type="float" office:value="-0.00601871198402749">
            <text:p>-0.006018712</text:p>
          </table:table-cell>
          <table:table-cell office:value-type="float" office:value="0.978649888965254">
            <text:p>0.978649889</text:p>
          </table:table-cell>
          <table:table-cell office:value-type="float" office:value="0.940579410294007">
            <text:p>0.9405794103</text:p>
          </table:table-cell>
          <table:table-cell office:value-type="float" office:value="0.979005508848039">
            <text:p>0.97900550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569">
            <text:p>569</text:p>
          </table:table-cell>
          <table:table-cell office:value-type="float" office:value="10962">
            <text:p>10962</text:p>
          </table:table-cell>
          <table:table-cell office:value-type="float" office:value="14501">
            <text:p>14501</text:p>
          </table:table-cell>
          <table:table-cell office:value-type="float" office:value="21060">
            <text:p>21060</text:p>
          </table:table-cell>
          <table:table-cell office:value-type="float" office:value="23.875">
            <text:p>23.875</text:p>
          </table:table-cell>
          <table:table-cell office:value-type="float" office:value="-5.125">
            <text:p>-5.125</text:p>
          </table:table-cell>
          <table:table-cell office:value-type="float" office:value="-339.75">
            <text:p>-339.75</text:p>
          </table:table-cell>
          <table:table-cell office:value-type="float" office:value="0.00217797847108192">
            <text:p>0.0021779785</text:p>
          </table:table-cell>
          <table:table-cell office:value-type="float" office:value="-0.000353423901799876">
            <text:p>-0.0003534239</text:p>
          </table:table-cell>
          <table:table-cell office:value-type="float" office:value="-0.0161324786324786">
            <text:p>-0.0161324786</text:p>
          </table:table-cell>
          <table:table-cell office:value-type="float" office:value="1.00763222208562">
            <text:p>1.0076322221</text:p>
          </table:table-cell>
          <table:table-cell office:value-type="float" office:value="0.998763261164271">
            <text:p>0.9987632612</text:p>
          </table:table-cell>
          <table:table-cell office:value-type="float" office:value="0.944046428245306">
            <text:p>0.94404642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15">
            <text:p>515</text:p>
          </table:table-cell>
          <table:table-cell office:value-type="float" office:value="11162">
            <text:p>11162</text:p>
          </table:table-cell>
          <table:table-cell office:value-type="float" office:value="14768">
            <text:p>14768</text:p>
          </table:table-cell>
          <table:table-cell office:value-type="float" office:value="21395">
            <text:p>21395</text:p>
          </table:table-cell>
          <table:table-cell office:value-type="float" office:value="1.5">
            <text:p>1.5</text:p>
          </table:table-cell>
          <table:table-cell office:value-type="float" office:value="-111">
            <text:p>-111</text:p>
          </table:table-cell>
          <table:table-cell office:value-type="float" office:value="-454">
            <text:p>-454</text:p>
          </table:table-cell>
          <table:table-cell office:value-type="float" office:value="0.000134384518903422">
            <text:p>0.0001343845</text:p>
          </table:table-cell>
          <table:table-cell office:value-type="float" office:value="-0.00751625135427952">
            <text:p>-0.0075162514</text:p>
          </table:table-cell>
          <table:table-cell office:value-type="float" office:value="-0.0212199111942043">
            <text:p>-0.0212199112</text:p>
          </table:table-cell>
          <table:table-cell office:value-type="float" office:value="1.00047038121219">
            <text:p>1.0004703812</text:p>
          </table:table-cell>
          <table:table-cell office:value-type="float" office:value="0.973803848567486">
            <text:p>0.9738038486</text:p>
          </table:table-cell>
          <table:table-cell office:value-type="float" office:value="0.926612868697221">
            <text:p>0.9266128687</text:p>
          </table:table-cell>
          <table:table-cell table:number-columns-repeated="2" office:value-type="float" office:value="0">
            <text:p>0</text:p>
          </table:table-cell>
          <table:table-cell office:value-type="float" office:value="-32.3171300902661">
            <text:p>-32.317130090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528">
            <text:p>10528</text:p>
          </table:table-cell>
          <table:table-cell office:value-type="float" office:value="13932">
            <text:p>13932</text:p>
          </table:table-cell>
          <table:table-cell office:value-type="float" office:value="20917">
            <text:p>20917</text:p>
          </table:table-cell>
          <table:table-cell office:value-type="float" office:value="-179.375">
            <text:p>-179.375</text:p>
          </table:table-cell>
          <table:table-cell office:value-type="float" office:value="-280.875">
            <text:p>-280.875</text:p>
          </table:table-cell>
          <table:table-cell office:value-type="float" office:value="-168.75">
            <text:p>-168.75</text:p>
          </table:table-cell>
          <table:table-cell office:value-type="float" office:value="-0.0170378989361702">
            <text:p>-0.0170378989</text:p>
          </table:table-cell>
          <table:table-cell office:value-type="float" office:value="-0.0201604220499569">
            <text:p>-0.020160422</text:p>
          </table:table-cell>
          <table:table-cell office:value-type="float" office:value="-0.00806760051632643">
            <text:p>-0.0080676005</text:p>
          </table:table-cell>
          <table:table-cell office:value-type="float" office:value="0.940936322123716">
            <text:p>0.9409363221</text:p>
          </table:table-cell>
          <table:table-cell office:value-type="float" office:value="0.930235150354926">
            <text:p>0.9302351504</text:p>
          </table:table-cell>
          <table:table-cell office:value-type="float" office:value="0.971890967101916">
            <text:p>0.9718909671</text:p>
          </table:table-cell>
          <table:table-cell office:value-type="float" office:value="0">
            <text:p>0</text:p>
          </table:table-cell>
          <table:table-cell office:value-type="float" office:value="-34.0338308515034">
            <text:p>-34.03383085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277">
            <text:p>1277</text:p>
          </table:table-cell>
          <table:table-cell office:value-type="float" office:value="9960">
            <text:p>9960</text:p>
          </table:table-cell>
          <table:table-cell office:value-type="float" office:value="13813">
            <text:p>13813</text:p>
          </table:table-cell>
          <table:table-cell office:value-type="float" office:value="20633">
            <text:p>20633</text:p>
          </table:table-cell>
          <table:table-cell office:value-type="float" office:value="-55.25">
            <text:p>-55.25</text:p>
          </table:table-cell>
          <table:table-cell office:value-type="float" office:value="-341">
            <text:p>-341</text:p>
          </table:table-cell>
          <table:table-cell office:value-type="float" office:value="-53.25">
            <text:p>-53.25</text:p>
          </table:table-cell>
          <table:table-cell office:value-type="float" office:value="-0.00554718875502008">
            <text:p>-0.0055471888</text:p>
          </table:table-cell>
          <table:table-cell office:value-type="float" office:value="-0.0246868891623833">
            <text:p>-0.0246868892</text:p>
          </table:table-cell>
          <table:table-cell office:value-type="float" office:value="-0.00258081713759511">
            <text:p>-0.0025808171</text:p>
          </table:table-cell>
          <table:table-cell office:value-type="float" office:value="0.980645151111474">
            <text:p>0.9806451511</text:p>
          </table:table-cell>
          <table:table-cell office:value-type="float" office:value="0.91479039522483">
            <text:p>0.9147903952</text:p>
          </table:table-cell>
          <table:table-cell office:value-type="float" office:value="0.990980194827929">
            <text:p>0.9909801948</text:p>
          </table:table-cell>
          <table:table-cell office:value-type="float" office:value="0">
            <text:p>0</text:p>
          </table:table-cell>
          <table:table-cell office:value-type="float" office:value="-27.7295250944531">
            <text:p>-27.72952509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9965">
            <text:p>9965</text:p>
          </table:table-cell>
          <table:table-cell office:value-type="float" office:value="14050">
            <text:p>14050</text:p>
          </table:table-cell>
          <table:table-cell office:value-type="float" office:value="20251">
            <text:p>20251</text:p>
          </table:table-cell>
          <table:table-cell office:value-type="float" office:value="-109.875">
            <text:p>-109.875</text:p>
          </table:table-cell>
          <table:table-cell office:value-type="float" office:value="35.625">
            <text:p>35.625</text:p>
          </table:table-cell>
          <table:table-cell office:value-type="float" office:value="-362">
            <text:p>-362</text:p>
          </table:table-cell>
          <table:table-cell office:value-type="float" office:value="-0.0110260913196187">
            <text:p>-0.0110260913</text:p>
          </table:table-cell>
          <table:table-cell office:value-type="float" office:value="0.0025355871886121">
            <text:p>0.0025355872</text:p>
          </table:table-cell>
          <table:table-cell office:value-type="float" office:value="-0.0178756604612118">
            <text:p>-0.0178756605</text:p>
          </table:table-cell>
          <table:table-cell office:value-type="float" office:value="0.96164696677332">
            <text:p>0.9616469668</text:p>
          </table:table-cell>
          <table:table-cell office:value-type="float" office:value="1.00888715639683">
            <text:p>1.0088871564</text:p>
          </table:table-cell>
          <table:table-cell office:value-type="float" office:value="0.938061485290131">
            <text:p>0.93806148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712">
            <text:p>9712</text:p>
          </table:table-cell>
          <table:table-cell office:value-type="float" office:value="13997">
            <text:p>13997</text:p>
          </table:table-cell>
          <table:table-cell office:value-type="float" office:value="20104">
            <text:p>20104</text:p>
          </table:table-cell>
          <table:table-cell office:value-type="float" office:value="-340.625">
            <text:p>-340.625</text:p>
          </table:table-cell>
          <table:table-cell office:value-type="float" office:value="1.625">
            <text:p>1.625</text:p>
          </table:table-cell>
          <table:table-cell office:value-type="float" office:value="-416.875">
            <text:p>-416.875</text:p>
          </table:table-cell>
          <table:table-cell office:value-type="float" office:value="-0.0350725906095552">
            <text:p>-0.0350725906</text:p>
          </table:table-cell>
          <table:table-cell office:value-type="float" office:value="0.000116096306351361">
            <text:p>0.0001160963</text:p>
          </table:table-cell>
          <table:table-cell office:value-type="float" office:value="-0.0207359231993633">
            <text:p>-0.0207359232</text:p>
          </table:table-cell>
          <table:table-cell office:value-type="float" office:value="0.879656902626205">
            <text:p>0.8796569026</text:p>
          </table:table-cell>
          <table:table-cell office:value-type="float" office:value="1.0004063634898">
            <text:p>1.0004063635</text:p>
          </table:table-cell>
          <table:table-cell office:value-type="float" office:value="0.928267026683651">
            <text:p>0.9282670267</text:p>
          </table:table-cell>
          <table:table-cell office:value-type="float" office:value="-19.4145801066884">
            <text:p>-19.4145801067</text:p>
          </table:table-cell>
          <table:table-cell office:value-type="float" office:value="0">
            <text:p>0</text:p>
          </table:table-cell>
          <table:table-cell office:value-type="float" office:value="-33.0795765949181">
            <text:p>-33.079576594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9852">
            <text:p>9852</text:p>
          </table:table-cell>
          <table:table-cell office:value-type="float" office:value="13214">
            <text:p>13214</text:p>
          </table:table-cell>
          <table:table-cell office:value-type="float" office:value="18662">
            <text:p>18662</text:p>
          </table:table-cell>
          <table:table-cell office:value-type="float" office:value="-174.25">
            <text:p>-174.25</text:p>
          </table:table-cell>
          <table:table-cell office:value-type="float" office:value="-240">
            <text:p>-240</text:p>
          </table:table-cell>
          <table:table-cell office:value-type="float" office:value="-340.375">
            <text:p>-340.375</text:p>
          </table:table-cell>
          <table:table-cell office:value-type="float" office:value="-0.0176867641088104">
            <text:p>-0.0176867641</text:p>
          </table:table-cell>
          <table:table-cell office:value-type="float" office:value="-0.0181625548660512">
            <text:p>-0.0181625549</text:p>
          </table:table-cell>
          <table:table-cell office:value-type="float" office:value="-0.0182389347336834">
            <text:p>-0.0182389347</text:p>
          </table:table-cell>
          <table:table-cell office:value-type="float" office:value="0.938709456003459">
            <text:p>0.938709456</text:p>
          </table:table-cell>
          <table:table-cell office:value-type="float" office:value="0.937077619631375">
            <text:p>0.9370776196</text:p>
          </table:table-cell>
          <table:table-cell office:value-type="float" office:value="0.936815739562938">
            <text:p>0.93681573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650">
            <text:p>9650</text:p>
          </table:table-cell>
          <table:table-cell office:value-type="float" office:value="13292">
            <text:p>13292</text:p>
          </table:table-cell>
          <table:table-cell office:value-type="float" office:value="18774">
            <text:p>18774</text:p>
          </table:table-cell>
          <table:table-cell office:value-type="float" office:value="-91.75">
            <text:p>-91.75</text:p>
          </table:table-cell>
          <table:table-cell office:value-type="float" office:value="-141">
            <text:p>-141</text:p>
          </table:table-cell>
          <table:table-cell office:value-type="float" office:value="-431">
            <text:p>-431</text:p>
          </table:table-cell>
          <table:table-cell office:value-type="float" office:value="-0.00950777202072539">
            <text:p>-0.009507772</text:p>
          </table:table-cell>
          <table:table-cell office:value-type="float" office:value="-0.0106078844417695">
            <text:p>-0.0106078844</text:p>
          </table:table-cell>
          <table:table-cell office:value-type="float" office:value="-0.0229572813465431">
            <text:p>-0.0229572813</text:p>
          </table:table-cell>
          <table:table-cell office:value-type="float" office:value="0.966899977475905">
            <text:p>0.9668999775</text:p>
          </table:table-cell>
          <table:table-cell office:value-type="float" office:value="0.963092957789974">
            <text:p>0.9630929578</text:p>
          </table:table-cell>
          <table:table-cell office:value-type="float" office:value="0.920682507350075">
            <text:p>0.9206825074</text:p>
          </table:table-cell>
          <table:table-cell table:number-columns-repeated="2" office:value-type="float" office:value="0">
            <text:p>0</text:p>
          </table:table-cell>
          <table:table-cell office:value-type="float" office:value="-29.8449971210927">
            <text:p>-29.844997121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9756">
            <text:p>9756</text:p>
          </table:table-cell>
          <table:table-cell office:value-type="float" office:value="13874">
            <text:p>13874</text:p>
          </table:table-cell>
          <table:table-cell office:value-type="float" office:value="19785">
            <text:p>19785</text:p>
          </table:table-cell>
          <table:table-cell office:value-type="float" office:value="-71.25">
            <text:p>-71.25</text:p>
          </table:table-cell>
          <table:table-cell office:value-type="float" office:value="-238">
            <text:p>-238</text:p>
          </table:table-cell>
          <table:table-cell office:value-type="float" office:value="-317.5">
            <text:p>-317.5</text:p>
          </table:table-cell>
          <table:table-cell office:value-type="float" office:value="-0.00730319803198032">
            <text:p>-0.007303198</text:p>
          </table:table-cell>
          <table:table-cell office:value-type="float" office:value="-0.0171543895055499">
            <text:p>-0.0171543895</text:p>
          </table:table-cell>
          <table:table-cell office:value-type="float" office:value="-0.0160475107404599">
            <text:p>-0.0160475107</text:p>
          </table:table-cell>
          <table:table-cell office:value-type="float" office:value="0.974543346822998">
            <text:p>0.9745433468</text:p>
          </table:table-cell>
          <table:table-cell office:value-type="float" office:value="0.940536411966019">
            <text:p>0.940536412</text:p>
          </table:table-cell>
          <table:table-cell office:value-type="float" office:value="0.944338456706282">
            <text:p>0.94433845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2763">
            <text:p>12763</text:p>
          </table:table-cell>
          <table:table-cell office:value-type="float" office:value="20049">
            <text:p>20049</text:p>
          </table:table-cell>
          <table:table-cell office:value-type="float" office:value="-245.375">
            <text:p>-245.375</text:p>
          </table:table-cell>
          <table:table-cell office:value-type="float" office:value="-118.75">
            <text:p>-118.75</text:p>
          </table:table-cell>
          <table:table-cell office:value-type="float" office:value="-404.25">
            <text:p>-404.25</text:p>
          </table:table-cell>
          <table:table-cell office:value-type="float" office:value="-0.0259656084656085">
            <text:p>-0.0259656085</text:p>
          </table:table-cell>
          <table:table-cell office:value-type="float" office:value="-0.00930423881532555">
            <text:p>-0.0093042388</text:p>
          </table:table-cell>
          <table:table-cell office:value-type="float" office:value="-0.0201631004040102">
            <text:p>-0.0201631004</text:p>
          </table:table-cell>
          <table:table-cell office:value-type="float" office:value="0.910441827503429">
            <text:p>0.9104418275</text:p>
          </table:table-cell>
          <table:table-cell office:value-type="float" office:value="0.967604839111828">
            <text:p>0.9676048391</text:p>
          </table:table-cell>
          <table:table-cell office:value-type="float" office:value="0.930225987797053">
            <text:p>0.9302259878</text:p>
          </table:table-cell>
          <table:table-cell office:value-type="float" office:value="-26.3467243289275">
            <text:p>-26.3467243289</text:p>
          </table:table-cell>
          <table:table-cell office:value-type="float" office:value="0">
            <text:p>0</text:p>
          </table:table-cell>
          <table:table-cell office:value-type="float" office:value="-34.0292636357443">
            <text:p>-34.029263635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9161">
            <text:p>9161</text:p>
          </table:table-cell>
          <table:table-cell office:value-type="float" office:value="12498">
            <text:p>12498</text:p>
          </table:table-cell>
          <table:table-cell office:value-type="float" office:value="18194">
            <text:p>18194</text:p>
          </table:table-cell>
          <table:table-cell office:value-type="float" office:value="-122">
            <text:p>-122</text:p>
          </table:table-cell>
          <table:table-cell office:value-type="float" office:value="-239.75">
            <text:p>-239.75</text:p>
          </table:table-cell>
          <table:table-cell office:value-type="float" office:value="-271.25">
            <text:p>-271.25</text:p>
          </table:table-cell>
          <table:table-cell office:value-type="float" office:value="-0.0133173234363061">
            <text:p>-0.0133173234</text:p>
          </table:table-cell>
          <table:table-cell office:value-type="float" office:value="-0.0191830692910866">
            <text:p>-0.0191830693</text:p>
          </table:table-cell>
          <table:table-cell office:value-type="float" office:value="-0.0149087611300429">
            <text:p>-0.0149087611</text:p>
          </table:table-cell>
          <table:table-cell office:value-type="float" office:value="0.953736976135803">
            <text:p>0.9537369761</text:p>
          </table:table-cell>
          <table:table-cell office:value-type="float" office:value="0.933580518170153">
            <text:p>0.9335805182</text:p>
          </table:table-cell>
          <table:table-cell office:value-type="float" office:value="0.948254987515378">
            <text:p>0.94825498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8860">
            <text:p>8860</text:p>
          </table:table-cell>
          <table:table-cell office:value-type="float" office:value="12468">
            <text:p>12468</text:p>
          </table:table-cell>
          <table:table-cell office:value-type="float" office:value="18161">
            <text:p>18161</text:p>
          </table:table-cell>
          <table:table-cell office:value-type="float" office:value="-81.125">
            <text:p>-81.125</text:p>
          </table:table-cell>
          <table:table-cell office:value-type="float" office:value="-129">
            <text:p>-129</text:p>
          </table:table-cell>
          <table:table-cell office:value-type="float" office:value="-212.875">
            <text:p>-212.875</text:p>
          </table:table-cell>
          <table:table-cell office:value-type="float" office:value="-0.00915632054176072">
            <text:p>-0.0091563205</text:p>
          </table:table-cell>
          <table:table-cell office:value-type="float" office:value="-0.0103464870067372">
            <text:p>-0.010346487</text:p>
          </table:table-cell>
          <table:table-cell office:value-type="float" office:value="-0.0117215461703651">
            <text:p>-0.0117215462</text:p>
          </table:table-cell>
          <table:table-cell office:value-type="float" office:value="0.96811720098733">
            <text:p>0.968117201</text:p>
          </table:table-cell>
          <table:table-cell office:value-type="float" office:value="0.963997113071446">
            <text:p>0.9639971131</text:p>
          </table:table-cell>
          <table:table-cell office:value-type="float" office:value="0.959243881907185">
            <text:p>0.95924388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8677">
            <text:p>8677</text:p>
          </table:table-cell>
          <table:table-cell office:value-type="float" office:value="12263">
            <text:p>12263</text:p>
          </table:table-cell>
          <table:table-cell office:value-type="float" office:value="19327">
            <text:p>19327</text:p>
          </table:table-cell>
          <table:table-cell office:value-type="float" office:value="-264.625">
            <text:p>-264.625</text:p>
          </table:table-cell>
          <table:table-cell office:value-type="float" office:value="-127.125">
            <text:p>-127.125</text:p>
          </table:table-cell>
          <table:table-cell office:value-type="float" office:value="-294.25">
            <text:p>-294.25</text:p>
          </table:table-cell>
          <table:table-cell office:value-type="float" office:value="-0.0304972916906765">
            <text:p>-0.0304972917</text:p>
          </table:table-cell>
          <table:table-cell office:value-type="float" office:value="-0.0103665497839028">
            <text:p>-0.0103665498</text:p>
          </table:table-cell>
          <table:table-cell office:value-type="float" office:value="-0.0152248150256118">
            <text:p>-0.015224815</text:p>
          </table:table-cell>
          <table:table-cell office:value-type="float" office:value="0.895082445291546">
            <text:p>0.8950824453</text:p>
          </table:table-cell>
          <table:table-cell office:value-type="float" office:value="0.963927707851008">
            <text:p>0.9639277079</text:p>
          </table:table-cell>
          <table:table-cell office:value-type="float" office:value="0.947167465595784">
            <text:p>0.9471674656</text:p>
          </table:table-cell>
          <table:table-cell office:value-type="float" office:value="-22.3797926849808">
            <text:p>-22.3797926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8598">
            <text:p>8598</text:p>
          </table:table-cell>
          <table:table-cell office:value-type="float" office:value="11910">
            <text:p>11910</text:p>
          </table:table-cell>
          <table:table-cell office:value-type="float" office:value="17284">
            <text:p>17284</text:p>
          </table:table-cell>
          <table:table-cell office:value-type="float" office:value="-184.125">
            <text:p>-184.125</text:p>
          </table:table-cell>
          <table:table-cell office:value-type="float" office:value="-271.5">
            <text:p>-271.5</text:p>
          </table:table-cell>
          <table:table-cell office:value-type="float" office:value="-233.25">
            <text:p>-233.25</text:p>
          </table:table-cell>
          <table:table-cell office:value-type="float" office:value="-0.0214148639218423">
            <text:p>-0.0214148639</text:p>
          </table:table-cell>
          <table:table-cell office:value-type="float" office:value="-0.0227959697732997">
            <text:p>-0.0227959698</text:p>
          </table:table-cell>
          <table:table-cell office:value-type="float" office:value="-0.0134951400138857">
            <text:p>-0.01349514</text:p>
          </table:table-cell>
          <table:table-cell office:value-type="float" office:value="0.925946825211262">
            <text:p>0.9259468252</text:p>
          </table:table-cell>
          <table:table-cell office:value-type="float" office:value="0.921232632019745">
            <text:p>0.921232632</text:p>
          </table:table-cell>
          <table:table-cell office:value-type="float" office:value="0.953123962807229">
            <text:p>0.9531239628</text:p>
          </table:table-cell>
          <table:table-cell office:value-type="float" office:value="-32.0197494450375">
            <text:p>-32.019749445</text:p>
          </table:table-cell>
          <table:table-cell office:value-type="float" office:value="-30.0586613605795">
            <text:p>-30.0586613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8562">
            <text:p>8562</text:p>
          </table:table-cell>
          <table:table-cell office:value-type="float" office:value="11718">
            <text:p>11718</text:p>
          </table:table-cell>
          <table:table-cell office:value-type="float" office:value="16591">
            <text:p>16591</text:p>
          </table:table-cell>
          <table:table-cell office:value-type="float" office:value="-107.125">
            <text:p>-107.125</text:p>
          </table:table-cell>
          <table:table-cell office:value-type="float" office:value="-181.25">
            <text:p>-181.25</text:p>
          </table:table-cell>
          <table:table-cell office:value-type="float" office:value="-335.375">
            <text:p>-335.375</text:p>
          </table:table-cell>
          <table:table-cell office:value-type="float" office:value="-0.0125116795141322">
            <text:p>-0.0125116795</text:p>
          </table:table-cell>
          <table:table-cell office:value-type="float" office:value="-0.0154676565966889">
            <text:p>-0.0154676566</text:p>
          </table:table-cell>
          <table:table-cell office:value-type="float" office:value="-0.0202142727985052">
            <text:p>-0.0202142728</text:p>
          </table:table-cell>
          <table:table-cell office:value-type="float" office:value="0.956515944264095">
            <text:p>0.9565159443</text:p>
          </table:table-cell>
          <table:table-cell office:value-type="float" office:value="0.946332128776751">
            <text:p>0.9463321288</text:p>
          </table:table-cell>
          <table:table-cell office:value-type="float" office:value="0.930050934181786">
            <text:p>0.9300509342</text:p>
          </table:table-cell>
          <table:table-cell table:number-columns-repeated="2" office:value-type="float" office:value="0">
            <text:p>0</text:p>
          </table:table-cell>
          <table:table-cell office:value-type="float" office:value="-33.9422352717539">
            <text:p>-33.942235271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8495">
            <text:p>8495</text:p>
          </table:table-cell>
          <table:table-cell office:value-type="float" office:value="12568">
            <text:p>12568</text:p>
          </table:table-cell>
          <table:table-cell office:value-type="float" office:value="17654">
            <text:p>17654</text:p>
          </table:table-cell>
          <table:table-cell office:value-type="float" office:value="-87.25">
            <text:p>-87.25</text:p>
          </table:table-cell>
          <table:table-cell office:value-type="float" office:value="-76.5">
            <text:p>-76.5</text:p>
          </table:table-cell>
          <table:table-cell office:value-type="float" office:value="-246">
            <text:p>-246</text:p>
          </table:table-cell>
          <table:table-cell office:value-type="float" office:value="-0.0102707474985285">
            <text:p>-0.0102707475</text:p>
          </table:table-cell>
          <table:table-cell office:value-type="float" office:value="-0.00608688733290898">
            <text:p>-0.0060868873</text:p>
          </table:table-cell>
          <table:table-cell office:value-type="float" office:value="-0.0139345190891583">
            <text:p>-0.0139345191</text:p>
          </table:table-cell>
          <table:table-cell office:value-type="float" office:value="0.96425914073334">
            <text:p>0.9642591407</text:p>
          </table:table-cell>
          <table:table-cell office:value-type="float" office:value="0.978768512721729">
            <text:p>0.9787685127</text:p>
          </table:table-cell>
          <table:table-cell office:value-type="float" office:value="0.951609757999548">
            <text:p>0.9516097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244">
            <text:p>8244</text:p>
          </table:table-cell>
          <table:table-cell office:value-type="float" office:value="11958">
            <text:p>11958</text:p>
          </table:table-cell>
          <table:table-cell office:value-type="float" office:value="18370">
            <text:p>18370</text:p>
          </table:table-cell>
          <table:table-cell office:value-type="float" office:value="-198.875">
            <text:p>-198.875</text:p>
          </table:table-cell>
          <table:table-cell office:value-type="float" office:value="-34.5">
            <text:p>-34.5</text:p>
          </table:table-cell>
          <table:table-cell office:value-type="float" office:value="-301.125">
            <text:p>-301.125</text:p>
          </table:table-cell>
          <table:table-cell office:value-type="float" office:value="-0.0241236050460941">
            <text:p>-0.024123605</text:p>
          </table:table-cell>
          <table:table-cell office:value-type="float" office:value="-0.00288509784244857">
            <text:p>-0.0028850978</text:p>
          </table:table-cell>
          <table:table-cell office:value-type="float" office:value="-0.0163922155688623">
            <text:p>-0.0163922156</text:p>
          </table:table-cell>
          <table:table-cell office:value-type="float" office:value="0.916708001046694">
            <text:p>0.916708001</text:p>
          </table:table-cell>
          <table:table-cell office:value-type="float" office:value="0.989918472178969">
            <text:p>0.9899184722</text:p>
          </table:table-cell>
          <table:table-cell office:value-type="float" office:value="0.943153906782244">
            <text:p>0.9431539068</text:p>
          </table:table-cell>
          <table:table-cell office:value-type="float" office:value="-28.3851666627356">
            <text:p>-28.38516666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8358">
            <text:p>8358</text:p>
          </table:table-cell>
          <table:table-cell office:value-type="float" office:value="11108">
            <text:p>11108</text:p>
          </table:table-cell>
          <table:table-cell office:value-type="float" office:value="16957">
            <text:p>16957</text:p>
          </table:table-cell>
          <table:table-cell office:value-type="float" office:value="-149.75">
            <text:p>-149.75</text:p>
          </table:table-cell>
          <table:table-cell office:value-type="float" office:value="103.625">
            <text:p>103.625</text:p>
          </table:table-cell>
          <table:table-cell office:value-type="float" office:value="-197.75">
            <text:p>-197.75</text:p>
          </table:table-cell>
          <table:table-cell office:value-type="float" office:value="-0.0179169657812874">
            <text:p>-0.0179169658</text:p>
          </table:table-cell>
          <table:table-cell office:value-type="float" office:value="0.00932886208138279">
            <text:p>0.0093288621</text:p>
          </table:table-cell>
          <table:table-cell office:value-type="float" office:value="-0.0116618505631892">
            <text:p>-0.0116618506</text:p>
          </table:table-cell>
          <table:table-cell office:value-type="float" office:value="0.937919814384597">
            <text:p>0.9379198144</text:p>
          </table:table-cell>
          <table:table-cell office:value-type="float" office:value="1.0328215915136">
            <text:p>1.0328215915</text:p>
          </table:table-cell>
          <table:table-cell office:value-type="float" office:value="0.959450080595612">
            <text:p>0.95945008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8122">
            <text:p>8122</text:p>
          </table:table-cell>
          <table:table-cell office:value-type="float" office:value="10986">
            <text:p>10986</text:p>
          </table:table-cell>
          <table:table-cell office:value-type="float" office:value="15868">
            <text:p>15868</text:p>
          </table:table-cell>
          <table:table-cell office:value-type="float" office:value="161.875">
            <text:p>161.875</text:p>
          </table:table-cell>
          <table:table-cell office:value-type="float" office:value="-96">
            <text:p>-96</text:p>
          </table:table-cell>
          <table:table-cell office:value-type="float" office:value="-181.125">
            <text:p>-181.125</text:p>
          </table:table-cell>
          <table:table-cell office:value-type="float" office:value="0.0199304358532381">
            <text:p>0.0199304359</text:p>
          </table:table-cell>
          <table:table-cell office:value-type="float" office:value="-0.00873839432004369">
            <text:p>-0.0087383943</text:p>
          </table:table-cell>
          <table:table-cell office:value-type="float" office:value="-0.0114144819763045">
            <text:p>-0.011414482</text:p>
          </table:table-cell>
          <table:table-cell office:value-type="float" office:value="1.070535081142">
            <text:p>1.0705350811</text:p>
          </table:table-cell>
          <table:table-cell office:value-type="float" office:value="0.96956528456902">
            <text:p>0.9695652846</text:p>
          </table:table-cell>
          <table:table-cell office:value-type="float" office:value="0.960304682264557">
            <text:p>0.96030468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8186">
            <text:p>8186</text:p>
          </table:table-cell>
          <table:table-cell office:value-type="float" office:value="10996">
            <text:p>10996</text:p>
          </table:table-cell>
          <table:table-cell office:value-type="float" office:value="16966">
            <text:p>16966</text:p>
          </table:table-cell>
          <table:table-cell office:value-type="float" office:value="-38.625">
            <text:p>-38.625</text:p>
          </table:table-cell>
          <table:table-cell office:value-type="float" office:value="-93.25">
            <text:p>-93.25</text:p>
          </table:table-cell>
          <table:table-cell office:value-type="float" office:value="-114.125">
            <text:p>-114.125</text:p>
          </table:table-cell>
          <table:table-cell office:value-type="float" office:value="-0.00471842169557782">
            <text:p>-0.0047184217</text:p>
          </table:table-cell>
          <table:table-cell office:value-type="float" office:value="-0.00848035649327028">
            <text:p>-0.0084803565</text:p>
          </table:table-cell>
          <table:table-cell office:value-type="float" office:value="-0.00672668867146057">
            <text:p>-0.0067266887</text:p>
          </table:table-cell>
          <table:table-cell office:value-type="float" office:value="0.98352916053194">
            <text:p>0.9835291605</text:p>
          </table:table-cell>
          <table:table-cell office:value-type="float" office:value="0.97045970850821">
            <text:p>0.9704597085</text:p>
          </table:table-cell>
          <table:table-cell office:value-type="float" office:value="0.976545276397234">
            <text:p>0.9765452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8244">
            <text:p>8244</text:p>
          </table:table-cell>
          <table:table-cell office:value-type="float" office:value="10875">
            <text:p>10875</text:p>
          </table:table-cell>
          <table:table-cell office:value-type="float" office:value="15996">
            <text:p>15996</text:p>
          </table:table-cell>
          <table:table-cell office:value-type="float" office:value="-198.875">
            <text:p>-198.875</text:p>
          </table:table-cell>
          <table:table-cell office:value-type="float" office:value="-114.875">
            <text:p>-114.875</text:p>
          </table:table-cell>
          <table:table-cell office:value-type="float" office:value="-18">
            <text:p>-18</text:p>
          </table:table-cell>
          <table:table-cell office:value-type="float" office:value="-0.0241236050460941">
            <text:p>-0.024123605</text:p>
          </table:table-cell>
          <table:table-cell office:value-type="float" office:value="-0.0105632183908046">
            <text:p>-0.0105632184</text:p>
          </table:table-cell>
          <table:table-cell office:value-type="float" office:value="-0.00112528132033008">
            <text:p>-0.0011252813</text:p>
          </table:table-cell>
          <table:table-cell office:value-type="float" office:value="0.916708001046694">
            <text:p>0.916708001</text:p>
          </table:table-cell>
          <table:table-cell office:value-type="float" office:value="0.963247435534417">
            <text:p>0.9632474355</text:p>
          </table:table-cell>
          <table:table-cell office:value-type="float" office:value="0.996063997244622">
            <text:p>0.9960639972</text:p>
          </table:table-cell>
          <table:table-cell office:value-type="float" office:value="-28.3851666627356">
            <text:p>-28.38516666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858">
            <text:p>858</text:p>
          </table:table-cell>
          <table:table-cell office:value-type="float" office:value="8194">
            <text:p>8194</text:p>
          </table:table-cell>
          <table:table-cell office:value-type="float" office:value="10832">
            <text:p>10832</text:p>
          </table:table-cell>
          <table:table-cell office:value-type="float" office:value="16547">
            <text:p>16547</text:p>
          </table:table-cell>
          <table:table-cell office:value-type="float" office:value="-171">
            <text:p>-171</text:p>
          </table:table-cell>
          <table:table-cell office:value-type="float" office:value="136.375">
            <text:p>136.375</text:p>
          </table:table-cell>
          <table:table-cell office:value-type="float" office:value="-143.375">
            <text:p>-143.375</text:p>
          </table:table-cell>
          <table:table-cell office:value-type="float" office:value="-0.0208689284842568">
            <text:p>-0.0208689285</text:p>
          </table:table-cell>
          <table:table-cell office:value-type="float" office:value="0.0125900110782866">
            <text:p>0.0125900111</text:p>
          </table:table-cell>
          <table:table-cell office:value-type="float" office:value="-0.00866471263673173">
            <text:p>-0.0086647126</text:p>
          </table:table-cell>
          <table:table-cell office:value-type="float" office:value="0.92781235417022">
            <text:p>0.9278123542</text:p>
          </table:table-cell>
          <table:table-cell office:value-type="float" office:value="1.04437571519675">
            <text:p>1.0443757152</text:p>
          </table:table-cell>
          <table:table-cell office:value-type="float" office:value="0.96982065717179">
            <text:p>0.9698206572</text:p>
          </table:table-cell>
          <table:table-cell office:value-type="float" office:value="-32.8665240012092">
            <text:p>-32.86652400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7986">
            <text:p>7986</text:p>
          </table:table-cell>
          <table:table-cell office:value-type="float" office:value="10986">
            <text:p>10986</text:p>
          </table:table-cell>
          <table:table-cell office:value-type="float" office:value="18400">
            <text:p>18400</text:p>
          </table:table-cell>
          <table:table-cell office:value-type="float" office:value="139.25">
            <text:p>139.25</text:p>
          </table:table-cell>
          <table:table-cell office:value-type="float" office:value="-96">
            <text:p>-96</text:p>
          </table:table-cell>
          <table:table-cell office:value-type="float" office:value="-101.125">
            <text:p>-101.125</text:p>
          </table:table-cell>
          <table:table-cell office:value-type="float" office:value="0.0174367643375908">
            <text:p>0.0174367643</text:p>
          </table:table-cell>
          <table:table-cell office:value-type="float" office:value="-0.00873839432004369">
            <text:p>-0.0087383943</text:p>
          </table:table-cell>
          <table:table-cell office:value-type="float" office:value="-0.00549592391304348">
            <text:p>-0.0054959239</text:p>
          </table:table-cell>
          <table:table-cell office:value-type="float" office:value="1.06162459505267">
            <text:p>1.0616245951</text:p>
          </table:table-cell>
          <table:table-cell office:value-type="float" office:value="0.96956528456902">
            <text:p>0.9695652846</text:p>
          </table:table-cell>
          <table:table-cell office:value-type="float" office:value="0.980823468456478">
            <text:p>0.98082346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80">
            <text:p>880</text:p>
          </table:table-cell>
          <table:table-cell office:value-type="float" office:value="8004">
            <text:p>8004</text:p>
          </table:table-cell>
          <table:table-cell office:value-type="float" office:value="11860">
            <text:p>11860</text:p>
          </table:table-cell>
          <table:table-cell office:value-type="float" office:value="16701">
            <text:p>16701</text:p>
          </table:table-cell>
          <table:table-cell office:value-type="float" office:value="-51.25">
            <text:p>-51.25</text:p>
          </table:table-cell>
          <table:table-cell office:value-type="float" office:value="-121.5">
            <text:p>-121.5</text:p>
          </table:table-cell>
          <table:table-cell office:value-type="float" office:value="-148.125">
            <text:p>-148.125</text:p>
          </table:table-cell>
          <table:table-cell office:value-type="float" office:value="-0.00640304847576212">
            <text:p>-0.0064030485</text:p>
          </table:table-cell>
          <table:table-cell office:value-type="float" office:value="-0.0102445193929174">
            <text:p>-0.0102445194</text:p>
          </table:table-cell>
          <table:table-cell office:value-type="float" office:value="-0.00886922938746183">
            <text:p>-0.0088692294</text:p>
          </table:table-cell>
          <table:table-cell office:value-type="float" office:value="0.977669688433207">
            <text:p>0.9776696884</text:p>
          </table:table-cell>
          <table:table-cell office:value-type="float" office:value="0.964349884472869">
            <text:p>0.9643498845</text:p>
          </table:table-cell>
          <table:table-cell office:value-type="float" office:value="0.969111877074541">
            <text:p>0.9691118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8109">
            <text:p>8109</text:p>
          </table:table-cell>
          <table:table-cell office:value-type="float" office:value="10909">
            <text:p>10909</text:p>
          </table:table-cell>
          <table:table-cell office:value-type="float" office:value="15771">
            <text:p>15771</text:p>
          </table:table-cell>
          <table:table-cell office:value-type="float" office:value="-118.625">
            <text:p>-118.625</text:p>
          </table:table-cell>
          <table:table-cell office:value-type="float" office:value="-69.375">
            <text:p>-69.375</text:p>
          </table:table-cell>
          <table:table-cell office:value-type="float" office:value="-72.75">
            <text:p>-72.75</text:p>
          </table:table-cell>
          <table:table-cell office:value-type="float" office:value="-0.0146288074978419">
            <text:p>-0.0146288075</text:p>
          </table:table-cell>
          <table:table-cell office:value-type="float" office:value="-0.00635942799523329">
            <text:p>-0.006359428</text:p>
          </table:table-cell>
          <table:table-cell office:value-type="float" office:value="-0.00461289708959483">
            <text:p>-0.0046128971</text:p>
          </table:table-cell>
          <table:table-cell office:value-type="float" office:value="0.949218617694819">
            <text:p>0.9492186177</text:p>
          </table:table-cell>
          <table:table-cell office:value-type="float" office:value="0.97782126897256">
            <text:p>0.977821269</text:p>
          </table:table-cell>
          <table:table-cell office:value-type="float" office:value="0.983896566672754">
            <text:p>0.98389656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6417">
            <text:p>6417</text:p>
          </table:table-cell>
          <table:table-cell office:value-type="float" office:value="10470">
            <text:p>10470</text:p>
          </table:table-cell>
          <table:table-cell office:value-type="float" office:value="16235">
            <text:p>16235</text:p>
          </table:table-cell>
          <table:table-cell office:value-type="float" office:value="-295.125">
            <text:p>-295.125</text:p>
          </table:table-cell>
          <table:table-cell office:value-type="float" office:value="84.875">
            <text:p>84.875</text:p>
          </table:table-cell>
          <table:table-cell office:value-type="float" office:value="-168.875">
            <text:p>-168.875</text:p>
          </table:table-cell>
          <table:table-cell office:value-type="float" office:value="-0.0459911173445535">
            <text:p>-0.0459911173</text:p>
          </table:table-cell>
          <table:table-cell office:value-type="float" office:value="0.00810649474689589">
            <text:p>0.0081064947</text:p>
          </table:table-cell>
          <table:table-cell office:value-type="float" office:value="-0.0104019094548814">
            <text:p>-0.0104019095</text:p>
          </table:table-cell>
          <table:table-cell office:value-type="float" office:value="0.84317684772828">
            <text:p>0.8431768477</text:p>
          </table:table-cell>
          <table:table-cell office:value-type="float" office:value="1.02850153351802">
            <text:p>1.0285015335</text:p>
          </table:table-cell>
          <table:table-cell office:value-type="float" office:value="0.963805388359718">
            <text:p>0.9638053884</text:p>
          </table:table-cell>
          <table:table-cell office:value-type="float" office:value="-14.7220341902501">
            <text:p>-14.72203419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6233">
            <text:p>6233</text:p>
          </table:table-cell>
          <table:table-cell office:value-type="float" office:value="10347">
            <text:p>10347</text:p>
          </table:table-cell>
          <table:table-cell office:value-type="float" office:value="17889">
            <text:p>17889</text:p>
          </table:table-cell>
          <table:table-cell office:value-type="float" office:value="-414.125">
            <text:p>-414.125</text:p>
          </table:table-cell>
          <table:table-cell office:value-type="float" office:value="173.625">
            <text:p>173.625</text:p>
          </table:table-cell>
          <table:table-cell office:value-type="float" office:value="-27.125">
            <text:p>-27.125</text:p>
          </table:table-cell>
          <table:table-cell office:value-type="float" office:value="-0.0664407187550136">
            <text:p>-0.0664407188</text:p>
          </table:table-cell>
          <table:table-cell office:value-type="float" office:value="0.016780226152508">
            <text:p>0.0167802262</text:p>
          </table:table-cell>
          <table:table-cell office:value-type="float" office:value="-0.00151629492984516">
            <text:p>-0.0015162949</text:p>
          </table:table-cell>
          <table:table-cell office:value-type="float" office:value="0.776109647810471">
            <text:p>0.7761096478</text:p>
          </table:table-cell>
          <table:table-cell office:value-type="float" office:value="1.05928268047365">
            <text:p>1.0592826805</text:p>
          </table:table-cell>
          <table:table-cell office:value-type="float" office:value="0.994697474080158">
            <text:p>0.9946974741</text:p>
          </table:table-cell>
          <table:table-cell office:value-type="float" office:value="-10.0820214755651">
            <text:p>-10.08202147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578">
            <text:p>578</text:p>
          </table:table-cell>
          <table:table-cell office:value-type="float" office:value="6446">
            <text:p>6446</text:p>
          </table:table-cell>
          <table:table-cell office:value-type="float" office:value="10154">
            <text:p>10154</text:p>
          </table:table-cell>
          <table:table-cell office:value-type="float" office:value="16310">
            <text:p>16310</text:p>
          </table:table-cell>
          <table:table-cell office:value-type="float" office:value="-372.25">
            <text:p>-372.25</text:p>
          </table:table-cell>
          <table:table-cell office:value-type="float" office:value="-77">
            <text:p>-77</text:p>
          </table:table-cell>
          <table:table-cell office:value-type="float" office:value="78.875">
            <text:p>78.875</text:p>
          </table:table-cell>
          <table:table-cell office:value-type="float" office:value="-0.0577489916227118">
            <text:p>-0.0577489916</text:p>
          </table:table-cell>
          <table:table-cell office:value-type="float" office:value="-0.0075832184360843">
            <text:p>-0.0075832184</text:p>
          </table:table-cell>
          <table:table-cell office:value-type="float" office:value="0.00483599019006744">
            <text:p>0.0048359902</text:p>
          </table:table-cell>
          <table:table-cell office:value-type="float" office:value="0.804415023546051">
            <text:p>0.8044150235</text:p>
          </table:table-cell>
          <table:table-cell office:value-type="float" office:value="0.97357144566933">
            <text:p>0.9735714457</text:p>
          </table:table-cell>
          <table:table-cell office:value-type="float" office:value="1.01697180379543">
            <text:p>1.0169718038</text:p>
          </table:table-cell>
          <table:table-cell office:value-type="float" office:value="-11.6527488684312">
            <text:p>-11.65274886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815">
            <text:p>815</text:p>
          </table:table-cell>
          <table:table-cell office:value-type="float" office:value="5368">
            <text:p>5368</text:p>
          </table:table-cell>
          <table:table-cell office:value-type="float" office:value="10022">
            <text:p>10022</text:p>
          </table:table-cell>
          <table:table-cell office:value-type="float" office:value="14922">
            <text:p>14922</text:p>
          </table:table-cell>
          <table:table-cell office:value-type="float" office:value="-230.75">
            <text:p>-230.75</text:p>
          </table:table-cell>
          <table:table-cell office:value-type="float" office:value="-69.125">
            <text:p>-69.125</text:p>
          </table:table-cell>
          <table:table-cell office:value-type="float" office:value="-115.75">
            <text:p>-115.75</text:p>
          </table:table-cell>
          <table:table-cell office:value-type="float" office:value="-0.0429862146050671">
            <text:p>-0.0429862146</text:p>
          </table:table-cell>
          <table:table-cell office:value-type="float" office:value="-0.00689732588305727">
            <text:p>-0.0068973259</text:p>
          </table:table-cell>
          <table:table-cell office:value-type="float" office:value="-0.00775700308269669">
            <text:p>-0.0077570031</text:p>
          </table:table-cell>
          <table:table-cell office:value-type="float" office:value="0.853169965588568">
            <text:p>0.8531699656</text:p>
          </table:table-cell>
          <table:table-cell office:value-type="float" office:value="0.9759526026938">
            <text:p>0.9759526027</text:p>
          </table:table-cell>
          <table:table-cell office:value-type="float" office:value="0.972968424560339">
            <text:p>0.9729684246</text:p>
          </table:table-cell>
          <table:table-cell office:value-type="float" office:value="-15.7757599181901">
            <text:p>-15.77575991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4950">
            <text:p>4950</text:p>
          </table:table-cell>
          <table:table-cell office:value-type="float" office:value="9060">
            <text:p>9060</text:p>
          </table:table-cell>
          <table:table-cell office:value-type="float" office:value="15568">
            <text:p>15568</text:p>
          </table:table-cell>
          <table:table-cell office:value-type="float" office:value="-46.75">
            <text:p>-46.75</text:p>
          </table:table-cell>
          <table:table-cell office:value-type="float" office:value="-205">
            <text:p>-205</text:p>
          </table:table-cell>
          <table:table-cell office:value-type="float" office:value="-304">
            <text:p>-304</text:p>
          </table:table-cell>
          <table:table-cell office:value-type="float" office:value="-0.00944444444444444">
            <text:p>-0.0094444444</text:p>
          </table:table-cell>
          <table:table-cell office:value-type="float" office:value="-0.0226269315673289">
            <text:p>-0.0226269316</text:p>
          </table:table-cell>
          <table:table-cell office:value-type="float" office:value="-0.0195272353545735">
            <text:p>-0.0195272354</text:p>
          </table:table-cell>
          <table:table-cell office:value-type="float" office:value="0.967119271604938">
            <text:p>0.9671192716</text:p>
          </table:table-cell>
          <table:table-cell office:value-type="float" office:value="0.921809216457368">
            <text:p>0.9218092165</text:p>
          </table:table-cell>
          <table:table-cell office:value-type="float" office:value="0.932402049583355">
            <text:p>0.9324020496</text:p>
          </table:table-cell>
          <table:table-cell office:value-type="float" office:value="0">
            <text:p>0</text:p>
          </table:table-cell>
          <table:table-cell office:value-type="float" office:value="-30.2858286000243">
            <text:p>-30.2858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5874">
            <text:p>5874</text:p>
          </table:table-cell>
          <table:table-cell office:value-type="float" office:value="10080">
            <text:p>10080</text:p>
          </table:table-cell>
          <table:table-cell office:value-type="float" office:value="17379">
            <text:p>17379</text:p>
          </table:table-cell>
          <table:table-cell office:value-type="float" office:value="-33">
            <text:p>-33</text:p>
          </table:table-cell>
          <table:table-cell office:value-type="float" office:value="-122.875">
            <text:p>-122.875</text:p>
          </table:table-cell>
          <table:table-cell office:value-type="float" office:value="-247.125">
            <text:p>-247.125</text:p>
          </table:table-cell>
          <table:table-cell office:value-type="float" office:value="-0.00561797752808989">
            <text:p>-0.0056179775</text:p>
          </table:table-cell>
          <table:table-cell office:value-type="float" office:value="-0.0121899801587302">
            <text:p>-0.0121899802</text:p>
          </table:table-cell>
          <table:table-cell office:value-type="float" office:value="-0.01421974797169">
            <text:p>-0.014219748</text:p>
          </table:table-cell>
          <table:table-cell office:value-type="float" office:value="0.980398939527837">
            <text:p>0.9803989395</text:p>
          </table:table-cell>
          <table:table-cell office:value-type="float" office:value="0.957626316852334">
            <text:p>0.9576263169</text:p>
          </table:table-cell>
          <table:table-cell office:value-type="float" office:value="0.950627196514547">
            <text:p>0.95062719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6345">
            <text:p>6345</text:p>
          </table:table-cell>
          <table:table-cell office:value-type="float" office:value="9729">
            <text:p>9729</text:p>
          </table:table-cell>
          <table:table-cell office:value-type="float" office:value="16027">
            <text:p>16027</text:p>
          </table:table-cell>
          <table:table-cell office:value-type="float" office:value="-76.875">
            <text:p>-76.875</text:p>
          </table:table-cell>
          <table:table-cell office:value-type="float" office:value="-299.25">
            <text:p>-299.25</text:p>
          </table:table-cell>
          <table:table-cell office:value-type="float" office:value="-571.25">
            <text:p>-571.25</text:p>
          </table:table-cell>
          <table:table-cell office:value-type="float" office:value="-0.0121158392434988">
            <text:p>-0.0121158392</text:p>
          </table:table-cell>
          <table:table-cell office:value-type="float" office:value="-0.0307585568917669">
            <text:p>-0.0307585569</text:p>
          </table:table-cell>
          <table:table-cell office:value-type="float" office:value="-0.0356429774755101">
            <text:p>-0.0356429775</text:p>
          </table:table-cell>
          <table:table-cell office:value-type="float" office:value="0.95788227802648">
            <text:p>0.957882278</text:p>
          </table:table-cell>
          <table:table-cell office:value-type="float" office:value="0.894199384970061">
            <text:p>0.894199385</text:p>
          </table:table-cell>
          <table:table-cell office:value-type="float" office:value="0.877739605648621">
            <text:p>0.8777396056</text:p>
          </table:table-cell>
          <table:table-cell office:value-type="float" office:value="0">
            <text:p>0</text:p>
          </table:table-cell>
          <table:table-cell office:value-type="float" office:value="-22.1867226750934">
            <text:p>-22.1867226751</text:p>
          </table:table-cell>
          <table:table-cell office:value-type="float" office:value="-19.0982794812187">
            <text:p>-19.0982794812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344">
            <text:p>344</text:p>
          </table:table-cell>
          <table:table-cell office:value-type="float" office:value="5368">
            <text:p>5368</text:p>
          </table:table-cell>
          <table:table-cell office:value-type="float" office:value="9510">
            <text:p>9510</text:p>
          </table:table-cell>
          <table:table-cell office:value-type="float" office:value="14476">
            <text:p>14476</text:p>
          </table:table-cell>
          <table:table-cell office:value-type="float" office:value="-230.75">
            <text:p>-230.75</text:p>
          </table:table-cell>
          <table:table-cell office:value-type="float" office:value="-242.125">
            <text:p>-242.125</text:p>
          </table:table-cell>
          <table:table-cell office:value-type="float" office:value="-494.25">
            <text:p>-494.25</text:p>
          </table:table-cell>
          <table:table-cell office:value-type="float" office:value="-0.0429862146050671">
            <text:p>-0.0429862146</text:p>
          </table:table-cell>
          <table:table-cell office:value-type="float" office:value="-0.0254600420609884">
            <text:p>-0.0254600421</text:p>
          </table:table-cell>
          <table:table-cell office:value-type="float" office:value="-0.0341427189831445">
            <text:p>-0.034142719</text:p>
          </table:table-cell>
          <table:table-cell office:value-type="float" office:value="0.853169965588568">
            <text:p>0.8531699656</text:p>
          </table:table-cell>
          <table:table-cell office:value-type="float" office:value="0.912160351720365">
            <text:p>0.9121603517</text:p>
          </table:table-cell>
          <table:table-cell office:value-type="float" office:value="0.882785305067736">
            <text:p>0.8827853051</text:p>
          </table:table-cell>
          <table:table-cell office:value-type="float" office:value="-15.7757599181901">
            <text:p>-15.7757599182</text:p>
          </table:table-cell>
          <table:table-cell office:value-type="float" office:value="-26.8768399507114">
            <text:p>-26.8768399507</text:p>
          </table:table-cell>
          <table:table-cell office:value-type="float" office:value="-19.9528838429818">
            <text:p>-19.95288384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336">
            <text:p>336</text:p>
          </table:table-cell>
          <table:table-cell office:value-type="float" office:value="4950">
            <text:p>4950</text:p>
          </table:table-cell>
          <table:table-cell office:value-type="float" office:value="8280">
            <text:p>8280</text:p>
          </table:table-cell>
          <table:table-cell office:value-type="float" office:value="14335">
            <text:p>14335</text:p>
          </table:table-cell>
          <table:table-cell office:value-type="float" office:value="-46.75">
            <text:p>-46.75</text:p>
          </table:table-cell>
          <table:table-cell office:value-type="float" office:value="-231.125">
            <text:p>-231.125</text:p>
          </table:table-cell>
          <table:table-cell office:value-type="float" office:value="-23.5">
            <text:p>-23.5</text:p>
          </table:table-cell>
          <table:table-cell office:value-type="float" office:value="-0.00944444444444444">
            <text:p>-0.0094444444</text:p>
          </table:table-cell>
          <table:table-cell office:value-type="float" office:value="-0.0279136473429952">
            <text:p>-0.0279136473</text:p>
          </table:table-cell>
          <table:table-cell office:value-type="float" office:value="-0.00163934426229508">
            <text:p>-0.0016393443</text:p>
          </table:table-cell>
          <table:table-cell office:value-type="float" office:value="0.967119271604938">
            <text:p>0.9671192716</text:p>
          </table:table-cell>
          <table:table-cell office:value-type="float" office:value="0.903829410847176">
            <text:p>0.9038294108</text:p>
          </table:table-cell>
          <table:table-cell office:value-type="float" office:value="0.994267562483203">
            <text:p>0.9942675625</text:p>
          </table:table-cell>
          <table:table-cell office:value-type="float" office:value="0">
            <text:p>0</text:p>
          </table:table-cell>
          <table:table-cell office:value-type="float" office:value="-24.483629565897">
            <text:p>-24.48362956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0">
            <text:p>340</text:p>
          </table:table-cell>
          <table:table-cell office:value-type="float" office:value="5874">
            <text:p>5874</text:p>
          </table:table-cell>
          <table:table-cell office:value-type="float" office:value="8497">
            <text:p>8497</text:p>
          </table:table-cell>
          <table:table-cell office:value-type="float" office:value="13771">
            <text:p>13771</text:p>
          </table:table-cell>
          <table:table-cell office:value-type="float" office:value="-33">
            <text:p>-33</text:p>
          </table:table-cell>
          <table:table-cell office:value-type="float" office:value="-528.375">
            <text:p>-528.375</text:p>
          </table:table-cell>
          <table:table-cell office:value-type="float" office:value="-99.875">
            <text:p>-99.875</text:p>
          </table:table-cell>
          <table:table-cell office:value-type="float" office:value="-0.00561797752808989">
            <text:p>-0.0056179775</text:p>
          </table:table-cell>
          <table:table-cell office:value-type="float" office:value="-0.0621837118983171">
            <text:p>-0.0621837119</text:p>
          </table:table-cell>
          <table:table-cell office:value-type="float" office:value="-0.00725255972696246">
            <text:p>-0.0072525597</text:p>
          </table:table-cell>
          <table:table-cell office:value-type="float" office:value="0.980398939527837">
            <text:p>0.9803989395</text:p>
          </table:table-cell>
          <table:table-cell office:value-type="float" office:value="0.789935963845778">
            <text:p>0.7899359638</text:p>
          </table:table-cell>
          <table:table-cell office:value-type="float" office:value="0.974719136215914">
            <text:p>0.9747191362</text:p>
          </table:table-cell>
          <table:table-cell office:value-type="float" office:value="0">
            <text:p>0</text:p>
          </table:table-cell>
          <table:table-cell office:value-type="float" office:value="-10.7964825692289">
            <text:p>-10.79648256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5612">
            <text:p>5612</text:p>
          </table:table-cell>
          <table:table-cell office:value-type="float" office:value="8190">
            <text:p>8190</text:p>
          </table:table-cell>
          <table:table-cell office:value-type="float" office:value="13818">
            <text:p>13818</text:p>
          </table:table-cell>
          <table:table-cell office:value-type="float" office:value="-279.5">
            <text:p>-279.5</text:p>
          </table:table-cell>
          <table:table-cell office:value-type="float" office:value="-118.625">
            <text:p>-118.625</text:p>
          </table:table-cell>
          <table:table-cell office:value-type="float" office:value="-274.625">
            <text:p>-274.625</text:p>
          </table:table-cell>
          <table:table-cell office:value-type="float" office:value="-0.0498039914468995">
            <text:p>-0.0498039914</text:p>
          </table:table-cell>
          <table:table-cell office:value-type="float" office:value="-0.014484126984127">
            <text:p>-0.014484127</text:p>
          </table:table-cell>
          <table:table-cell office:value-type="float" office:value="-0.0198744391373571">
            <text:p>-0.0198744391</text:p>
          </table:table-cell>
          <table:table-cell office:value-type="float" office:value="0.830547687561376">
            <text:p>0.8305476876</text:p>
          </table:table-cell>
          <table:table-cell office:value-type="float" office:value="0.94971674382716">
            <text:p>0.9497167438</text:p>
          </table:table-cell>
          <table:table-cell office:value-type="float" office:value="0.931213649948058">
            <text:p>0.9312136499</text:p>
          </table:table-cell>
          <table:table-cell office:value-type="float" office:value="-13.5679782399182">
            <text:p>-13.56797823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5175">
            <text:p>5175</text:p>
          </table:table-cell>
          <table:table-cell office:value-type="float" office:value="8242">
            <text:p>8242</text:p>
          </table:table-cell>
          <table:table-cell office:value-type="float" office:value="14288">
            <text:p>14288</text:p>
          </table:table-cell>
          <table:table-cell office:value-type="float" office:value="-204">
            <text:p>-204</text:p>
          </table:table-cell>
          <table:table-cell office:value-type="float" office:value="-50.375">
            <text:p>-50.375</text:p>
          </table:table-cell>
          <table:table-cell office:value-type="float" office:value="-185.75">
            <text:p>-185.75</text:p>
          </table:table-cell>
          <table:table-cell office:value-type="float" office:value="-0.0394202898550725">
            <text:p>-0.0394202899</text:p>
          </table:table-cell>
          <table:table-cell office:value-type="float" office:value="-0.00611198738170347">
            <text:p>-0.0061119874</text:p>
          </table:table-cell>
          <table:table-cell office:value-type="float" office:value="-0.0130004199328107">
            <text:p>-0.0130004199</text:p>
          </table:table-cell>
          <table:table-cell office:value-type="float" office:value="0.865074745641672">
            <text:p>0.8650747456</text:p>
          </table:table-cell>
          <table:table-cell office:value-type="float" office:value="0.978681262687956">
            <text:p>0.9786812627</text:p>
          </table:table-cell>
          <table:table-cell office:value-type="float" office:value="0.954829791635284">
            <text:p>0.9548297916</text:p>
          </table:table-cell>
          <table:table-cell office:value-type="float" office:value="-17.2346164078086">
            <text:p>-17.23461640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5985">
            <text:p>5985</text:p>
          </table:table-cell>
          <table:table-cell office:value-type="float" office:value="8246">
            <text:p>8246</text:p>
          </table:table-cell>
          <table:table-cell office:value-type="float" office:value="13677">
            <text:p>13677</text:p>
          </table:table-cell>
          <table:table-cell office:value-type="float" office:value="13.125">
            <text:p>13.125</text:p>
          </table:table-cell>
          <table:table-cell office:value-type="float" office:value="-1.75">
            <text:p>-1.75</text:p>
          </table:table-cell>
          <table:table-cell office:value-type="float" office:value="329">
            <text:p>329</text:p>
          </table:table-cell>
          <table:table-cell office:value-type="float" office:value="0.00219298245614035">
            <text:p>0.0021929825</text:p>
          </table:table-cell>
          <table:table-cell office:value-type="float" office:value="-0.000212224108658744">
            <text:p>-0.0002122241</text:p>
          </table:table-cell>
          <table:table-cell office:value-type="float" office:value="0.0240549828178694">
            <text:p>0.0240549828</text:p>
          </table:table-cell>
          <table:table-cell office:value-type="float" office:value="1.00768486457372">
            <text:p>1.0076848646</text:p>
          </table:table-cell>
          <table:table-cell office:value-type="float" office:value="0.999257303896276">
            <text:p>0.9992573039</text:p>
          </table:table-cell>
          <table:table-cell office:value-type="float" office:value="1.08532657857134">
            <text:p>1.0853265786</text:p>
          </table:table-cell>
          <table:table-cell table:number-columns-repeated="2" office:value-type="float" office:value="0">
            <text:p>0</text:p>
          </table:table-cell>
          <table:table-cell office:value-type="float" office:value="29.1603190876352">
            <text:p>29.160319087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6240">
            <text:p>6240</text:p>
          </table:table-cell>
          <table:table-cell office:value-type="float" office:value="8600">
            <text:p>8600</text:p>
          </table:table-cell>
          <table:table-cell office:value-type="float" office:value="14758">
            <text:p>14758</text:p>
          </table:table-cell>
          <table:table-cell office:value-type="float" office:value="58.125">
            <text:p>58.125</text:p>
          </table:table-cell>
          <table:table-cell office:value-type="float" office:value="-65">
            <text:p>-65</text:p>
          </table:table-cell>
          <table:table-cell office:value-type="float" office:value="-123.375">
            <text:p>-123.375</text:p>
          </table:table-cell>
          <table:table-cell office:value-type="float" office:value="0.00931490384615385">
            <text:p>0.0093149038</text:p>
          </table:table-cell>
          <table:table-cell office:value-type="float" office:value="-0.00755813953488372">
            <text:p>-0.0075581395</text:p>
          </table:table-cell>
          <table:table-cell office:value-type="float" office:value="-0.00835987261146497">
            <text:p>-0.0083598726</text:p>
          </table:table-cell>
          <table:table-cell office:value-type="float" office:value="1.03277222763152">
            <text:p>1.0327722276</text:p>
          </table:table-cell>
          <table:table-cell office:value-type="float" office:value="0.973658477555435">
            <text:p>0.9736584776</text:p>
          </table:table-cell>
          <table:table-cell office:value-type="float" office:value="0.970877425301229">
            <text:p>0.97087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453">
            <text:p>453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5880">
            <text:p>5880</text:p>
          </table:table-cell>
          <table:table-cell office:value-type="float" office:value="8610">
            <text:p>8610</text:p>
          </table:table-cell>
          <table:table-cell office:value-type="float" office:value="14476">
            <text:p>14476</text:p>
          </table:table-cell>
          <table:table-cell office:value-type="float" office:value="0">
            <text:p>0</text:p>
          </table:table-cell>
          <table:table-cell office:value-type="float" office:value="-8.75">
            <text:p>-8.75</text:p>
          </table:table-cell>
          <table:table-cell office:value-type="float" office:value="-5.875">
            <text:p>-5.875</text:p>
          </table:table-cell>
          <table:table-cell office:value-type="float" office:value="0">
            <text:p>0</text:p>
          </table:table-cell>
          <table:table-cell office:value-type="float" office:value="-0.00101626016260163">
            <text:p>-0.0010162602</text:p>
          </table:table-cell>
          <table:table-cell office:value-type="float" office:value="-0.000405844155844156">
            <text:p>-0.0004058442</text:p>
          </table:table-cell>
          <table:table-cell office:value-type="float" office:value="1">
            <text:p>1</text:p>
          </table:table-cell>
          <table:table-cell office:value-type="float" office:value="0.996445113688942">
            <text:p>0.9964451137</text:p>
          </table:table-cell>
          <table:table-cell office:value-type="float" office:value="0.998579868285124">
            <text:p>0.99857986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5700">
            <text:p>5700</text:p>
          </table:table-cell>
          <table:table-cell office:value-type="float" office:value="8460">
            <text:p>8460</text:p>
          </table:table-cell>
          <table:table-cell office:value-type="float" office:value="14429">
            <text:p>14429</text:p>
          </table:table-cell>
          <table:table-cell office:value-type="float" office:value="-15">
            <text:p>-15</text:p>
          </table:table-cell>
          <table:table-cell office:value-type="float" office:value="15">
            <text:p>15</text:p>
          </table:table-cell>
          <table:table-cell office:value-type="float" office:value="41.125">
            <text:p>41.125</text:p>
          </table:table-cell>
          <table:table-cell office:value-type="float" office:value="-0.00263157894736842">
            <text:p>-0.0026315789</text:p>
          </table:table-cell>
          <table:table-cell office:value-type="float" office:value="0.00177304964539007">
            <text:p>0.0017730496</text:p>
          </table:table-cell>
          <table:table-cell office:value-type="float" office:value="0.00285016286644951">
            <text:p>0.0028501629</text:p>
          </table:table-cell>
          <table:table-cell office:value-type="float" office:value="0.990803047091413">
            <text:p>0.9908030471</text:p>
          </table:table-cell>
          <table:table-cell office:value-type="float" office:value="1.00621183542075">
            <text:p>1.0062118354</text:p>
          </table:table-cell>
          <table:table-cell office:value-type="float" office:value="1.00999149195217">
            <text:p>1.0099914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office:value-type="float" office:value="433">
            <text:p>433</text:p>
          </table:table-cell>
          <table:table-cell table:number-columns-repeated="2" office:value-type="float" office:value="293">
            <text:p>293</text:p>
          </table:table-cell>
          <table:table-cell office:value-type="float" office:value="5985">
            <text:p>5985</text:p>
          </table:table-cell>
          <table:table-cell office:value-type="float" office:value="8497">
            <text:p>8497</text:p>
          </table:table-cell>
          <table:table-cell office:value-type="float" office:value="14382">
            <text:p>14382</text:p>
          </table:table-cell>
          <table:table-cell office:value-type="float" office:value="13.125">
            <text:p>13.125</text:p>
          </table:table-cell>
          <table:table-cell office:value-type="float" office:value="170.375">
            <text:p>170.375</text:p>
          </table:table-cell>
          <table:table-cell office:value-type="float" office:value="-28.25">
            <text:p>-28.25</text:p>
          </table:table-cell>
          <table:table-cell office:value-type="float" office:value="0.00219298245614035">
            <text:p>0.0021929825</text:p>
          </table:table-cell>
          <table:table-cell office:value-type="float" office:value="0.0200511945392491">
            <text:p>0.0200511945</text:p>
          </table:table-cell>
          <table:table-cell office:value-type="float" office:value="-0.00196426088165763">
            <text:p>-0.0019642609</text:p>
          </table:table-cell>
          <table:table-cell office:value-type="float" office:value="1.00768486457372">
            <text:p>1.0076848646</text:p>
          </table:table-cell>
          <table:table-cell office:value-type="float" office:value="1.07096719967618">
            <text:p>1.0709671997</text:p>
          </table:table-cell>
          <table:table-cell office:value-type="float" office:value="0.993132649222988">
            <text:p>0.9931326492</text:p>
          </table:table-cell>
          <table:table-cell office:value-type="float" office:value="0">
            <text:p>0</text:p>
          </table:table-cell>
          <table:table-cell office:value-type="float" office:value="34.9142990080322">
            <text:p>34.914299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382">
            <text:p>38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5850">
            <text:p>5850</text:p>
          </table:table-cell>
          <table:table-cell office:value-type="float" office:value="8478">
            <text:p>8478</text:p>
          </table:table-cell>
          <table:table-cell office:value-type="float" office:value="14758">
            <text:p>14758</text:p>
          </table:table-cell>
          <table:table-cell office:value-type="float" office:value="-118.25">
            <text:p>-118.25</text:p>
          </table:table-cell>
          <table:table-cell office:value-type="float" office:value="-70.875">
            <text:p>-70.875</text:p>
          </table:table-cell>
          <table:table-cell office:value-type="float" office:value="-123.375">
            <text:p>-123.375</text:p>
          </table:table-cell>
          <table:table-cell office:value-type="float" office:value="-0.0202136752136752">
            <text:p>-0.0202136752</text:p>
          </table:table-cell>
          <table:table-cell table:number-columns-repeated="2" office:value-type="float" office:value="-0.00835987261146497">
            <text:p>-0.0083598726</text:p>
          </table:table-cell>
          <table:table-cell office:value-type="float" office:value="0.930052978376799">
            <text:p>0.9300529784</text:p>
          </table:table-cell>
          <table:table-cell table:number-columns-repeated="2" office:value-type="float" office:value="0.970877425301229">
            <text:p>0.9708774253</text:p>
          </table:table-cell>
          <table:table-cell office:value-type="float" office:value="-33.9432490353969">
            <text:p>-33.94324903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360">
            <text:p>36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20">
            <text:p>5820</text:p>
          </table:table-cell>
          <table:table-cell office:value-type="float" office:value="8316">
            <text:p>8316</text:p>
          </table:table-cell>
          <table:table-cell office:value-type="float" office:value="14476">
            <text:p>14476</text:p>
          </table:table-cell>
          <table:table-cell office:value-type="float" office:value="58.75">
            <text:p>58.75</text:p>
          </table:table-cell>
          <table:table-cell office:value-type="float" office:value="-3.375">
            <text:p>-3.375</text:p>
          </table:table-cell>
          <table:table-cell office:value-type="float" office:value="-5.875">
            <text:p>-5.875</text:p>
          </table:table-cell>
          <table:table-cell office:value-type="float" office:value="0.0100945017182131">
            <text:p>0.0100945017</text:p>
          </table:table-cell>
          <table:table-cell table:number-columns-repeated="2" office:value-type="float" office:value="-0.000405844155844156">
            <text:p>-0.0004058442</text:p>
          </table:table-cell>
          <table:table-cell office:value-type="float" office:value="1.03553047798503">
            <text:p>1.035530478</text:p>
          </table:table-cell>
          <table:table-cell table:number-columns-repeated="2" office:value-type="float" office:value="0.998579868285124">
            <text:p>0.99857986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office:value-type="float" office:value="399">
            <text:p>399</text:p>
          </table:table-cell>
          <table:table-cell table:number-columns-repeated="2" office:value-type="float" office:value="267">
            <text:p>267</text:p>
          </table:table-cell>
          <table:table-cell office:value-type="float" office:value="5790">
            <text:p>5790</text:p>
          </table:table-cell>
          <table:table-cell office:value-type="float" office:value="8289">
            <text:p>8289</text:p>
          </table:table-cell>
          <table:table-cell office:value-type="float" office:value="14429">
            <text:p>14429</text:p>
          </table:table-cell>
          <table:table-cell office:value-type="float" office:value="58.5">
            <text:p>58.5</text:p>
          </table:table-cell>
          <table:table-cell office:value-type="float" office:value="23.625">
            <text:p>23.625</text:p>
          </table:table-cell>
          <table:table-cell office:value-type="float" office:value="41.125">
            <text:p>41.125</text:p>
          </table:table-cell>
          <table:table-cell office:value-type="float" office:value="0.0101036269430052">
            <text:p>0.0101036269</text:p>
          </table:table-cell>
          <table:table-cell table:number-columns-repeated="2" office:value-type="float" office:value="0.00285016286644951">
            <text:p>0.0028501629</text:p>
          </table:table-cell>
          <table:table-cell office:value-type="float" office:value="1.03556277752423">
            <text:p>1.0355627775</text:p>
          </table:table-cell>
          <table:table-cell table:number-columns-repeated="2" office:value-type="float" office:value="1.00999149195217">
            <text:p>1.0099914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5968">
            <text:p>5968</text:p>
          </table:table-cell>
          <table:table-cell office:value-type="float" office:value="8694">
            <text:p>8694</text:p>
          </table:table-cell>
          <table:table-cell office:value-type="float" office:value="14758">
            <text:p>14758</text:p>
          </table:table-cell>
          <table:table-cell office:value-type="float" office:value="-34">
            <text:p>-34</text:p>
          </table:table-cell>
          <table:table-cell office:value-type="float" office:value="-52.5">
            <text:p>-52.5</text:p>
          </table:table-cell>
          <table:table-cell office:value-type="float" office:value="-123.375">
            <text:p>-123.375</text:p>
          </table:table-cell>
          <table:table-cell office:value-type="float" office:value="-0.0056970509383378">
            <text:p>-0.0056970509</text:p>
          </table:table-cell>
          <table:table-cell office:value-type="float" office:value="-0.00603864734299517">
            <text:p>-0.0060386473</text:p>
          </table:table-cell>
          <table:table-cell office:value-type="float" office:value="-0.00835987261146497">
            <text:p>-0.0083598726</text:p>
          </table:table-cell>
          <table:table-cell office:value-type="float" office:value="0.98012393623903">
            <text:p>0.9801239362</text:p>
          </table:table-cell>
          <table:table-cell office:value-type="float" office:value="0.978936206212514">
            <text:p>0.9789362062</text:p>
          </table:table-cell>
          <table:table-cell office:value-type="float" office:value="0.970877425301229">
            <text:p>0.97087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31">
            <text:p>431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5504">
            <text:p>5504</text:p>
          </table:table-cell>
          <table:table-cell office:value-type="float" office:value="8228">
            <text:p>8228</text:p>
          </table:table-cell>
          <table:table-cell office:value-type="float" office:value="14476">
            <text:p>14476</text:p>
          </table:table-cell>
          <table:table-cell office:value-type="float" office:value="-35.125">
            <text:p>-35.125</text:p>
          </table:table-cell>
          <table:table-cell office:value-type="float" office:value="-50.625">
            <text:p>-50.625</text:p>
          </table:table-cell>
          <table:table-cell office:value-type="float" office:value="-5.875">
            <text:p>-5.875</text:p>
          </table:table-cell>
          <table:table-cell office:value-type="float" office:value="-0.00638172238372093">
            <text:p>-0.0063817224</text:p>
          </table:table-cell>
          <table:table-cell office:value-type="float" office:value="-0.00615277102576568">
            <text:p>-0.006152771</text:p>
          </table:table-cell>
          <table:table-cell office:value-type="float" office:value="-0.000405844155844156">
            <text:p>-0.0004058442</text:p>
          </table:table-cell>
          <table:table-cell office:value-type="float" office:value="0.977743795362919">
            <text:p>0.9777437954</text:p>
          </table:table-cell>
          <table:table-cell office:value-type="float" office:value="0.978539500328759">
            <text:p>0.9785395003</text:p>
          </table:table-cell>
          <table:table-cell office:value-type="float" office:value="0.998579868285124">
            <text:p>0.99857986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5820">
            <text:p>5820</text:p>
          </table:table-cell>
          <table:table-cell office:value-type="float" office:value="8830">
            <text:p>8830</text:p>
          </table:table-cell>
          <table:table-cell office:value-type="float" office:value="14824">
            <text:p>14824</text:p>
          </table:table-cell>
          <table:table-cell office:value-type="float" office:value="-55.875">
            <text:p>-55.875</text:p>
          </table:table-cell>
          <table:table-cell office:value-type="float" office:value="158.75">
            <text:p>158.75</text:p>
          </table:table-cell>
          <table:table-cell office:value-type="float" office:value="265.625">
            <text:p>265.625</text:p>
          </table:table-cell>
          <table:table-cell office:value-type="float" office:value="-0.00960051546391753">
            <text:p>-0.0096005155</text:p>
          </table:table-cell>
          <table:table-cell office:value-type="float" office:value="0.0179784824462061">
            <text:p>0.0179784824</text:p>
          </table:table-cell>
          <table:table-cell office:value-type="float" office:value="0.0179185779816514">
            <text:p>0.017918578</text:p>
          </table:table-cell>
          <table:table-cell office:value-type="float" office:value="0.966578848874748">
            <text:p>0.9665788489</text:p>
          </table:table-cell>
          <table:table-cell office:value-type="float" office:value="1.06355821119062">
            <text:p>1.0635582112</text:p>
          </table:table-cell>
          <table:table-cell office:value-type="float" office:value="1.06334433079207">
            <text:p>1.0633443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5790">
            <text:p>5790</text:p>
          </table:table-cell>
          <table:table-cell office:value-type="float" office:value="8826">
            <text:p>8826</text:p>
          </table:table-cell>
          <table:table-cell office:value-type="float" office:value="14818">
            <text:p>14818</text:p>
          </table:table-cell>
          <table:table-cell office:value-type="float" office:value="-192.125">
            <text:p>-192.125</text:p>
          </table:table-cell>
          <table:table-cell office:value-type="float" office:value="-44.5">
            <text:p>-44.5</text:p>
          </table:table-cell>
          <table:table-cell office:value-type="float" office:value="-63.75">
            <text:p>-63.75</text:p>
          </table:table-cell>
          <table:table-cell office:value-type="float" office:value="-0.0331822107081174">
            <text:p>-0.0331822107</text:p>
          </table:table-cell>
          <table:table-cell office:value-type="float" office:value="-0.00504192159528665">
            <text:p>-0.0050419216</text:p>
          </table:table-cell>
          <table:table-cell office:value-type="float" office:value="-0.0043022000269942">
            <text:p>-0.0043022</text:p>
          </table:table-cell>
          <table:table-cell office:value-type="float" office:value="0.886020338372246">
            <text:p>0.8860203384</text:p>
          </table:table-cell>
          <table:table-cell office:value-type="float" office:value="0.982403099524308">
            <text:p>0.9824030995</text:p>
          </table:table-cell>
          <table:table-cell office:value-type="float" office:value="0.984978577398662">
            <text:p>0.9849785774</text:p>
          </table:table-cell>
          <table:table-cell office:value-type="float" office:value="-20.5405972220616">
            <text:p>-20.54059722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4">
            <text:p>4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5275">
            <text:p>5275</text:p>
          </table:table-cell>
          <table:table-cell office:value-type="float" office:value="7886">
            <text:p>7886</text:p>
          </table:table-cell>
          <table:table-cell office:value-type="float" office:value="13210">
            <text:p>13210</text:p>
          </table:table-cell>
          <table:table-cell office:value-type="float" office:value="-222">
            <text:p>-222</text:p>
          </table:table-cell>
          <table:table-cell office:value-type="float" office:value="-297.5">
            <text:p>-297.5</text:p>
          </table:table-cell>
          <table:table-cell office:value-type="float" office:value="-192.5">
            <text:p>-192.5</text:p>
          </table:table-cell>
          <table:table-cell office:value-type="float" office:value="-0.042085308056872">
            <text:p>-0.0420853081</text:p>
          </table:table-cell>
          <table:table-cell office:value-type="float" office:value="-0.0377250824245498">
            <text:p>-0.0377250824</text:p>
          </table:table-cell>
          <table:table-cell office:value-type="float" office:value="-0.0145722937168812">
            <text:p>-0.0145722937</text:p>
          </table:table-cell>
          <table:table-cell office:value-type="float" office:value="0.856172921183262">
            <text:p>0.8561729212</text:p>
          </table:table-cell>
          <table:table-cell office:value-type="float" office:value="0.870751647928196">
            <text:p>0.8707516479</text:p>
          </table:table-cell>
          <table:table-cell office:value-type="float" office:value="0.949413181409491">
            <text:p>0.9494131814</text:p>
          </table:table-cell>
          <table:table-cell office:value-type="float" office:value="-16.120994157738">
            <text:p>-16.1209941577</text:p>
          </table:table-cell>
          <table:table-cell office:value-type="float" office:value="-18.0248477856851">
            <text:p>-18.02484778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4837">
            <text:p>4837</text:p>
          </table:table-cell>
          <table:table-cell office:value-type="float" office:value="7425">
            <text:p>7425</text:p>
          </table:table-cell>
          <table:table-cell office:value-type="float" office:value="12643">
            <text:p>12643</text:p>
          </table:table-cell>
          <table:table-cell office:value-type="float" office:value="-59.125">
            <text:p>-59.125</text:p>
          </table:table-cell>
          <table:table-cell office:value-type="float" office:value="342.8">
            <text:p>342.8</text:p>
          </table:table-cell>
          <table:table-cell office:value-type="float" office:value="16.5">
            <text:p>16.5</text:p>
          </table:table-cell>
          <table:table-cell office:value-type="float" office:value="-0.0122234856315898">
            <text:p>-0.0122234856</text:p>
          </table:table-cell>
          <table:table-cell office:value-type="float" office:value="0.0461683501683502">
            <text:p>0.0461683502</text:p>
          </table:table-cell>
          <table:table-cell office:value-type="float" office:value="0.00130506999920905">
            <text:p>0.00130507</text:p>
          </table:table-cell>
          <table:table-cell office:value-type="float" office:value="0.957510650947368">
            <text:p>0.9575106509</text:p>
          </table:table-cell>
          <table:table-cell office:value-type="float" office:value="1.16576699804147">
            <text:p>1.165766998</text:p>
          </table:table-cell>
          <table:table-cell office:value-type="float" office:value="1.00457108328433">
            <text:p>1.0045710833</text:p>
          </table:table-cell>
          <table:table-cell office:value-type="float" office:value="0">
            <text:p>0</text:p>
          </table:table-cell>
          <table:table-cell office:value-type="float" office:value="15.3574374935772">
            <text:p>15.35743749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5898">
            <text:p>5898</text:p>
          </table:table-cell>
          <table:table-cell office:value-type="float" office:value="8685">
            <text:p>8685</text:p>
          </table:table-cell>
          <table:table-cell office:value-type="float" office:value="14768">
            <text:p>14768</text:p>
          </table:table-cell>
          <table:table-cell office:value-type="float" office:value="-63.2857142857143">
            <text:p>-63.2857142857</text:p>
          </table:table-cell>
          <table:table-cell office:value-type="float" office:value="116.428571428571">
            <text:p>116.4285714286</text:p>
          </table:table-cell>
          <table:table-cell office:value-type="float" office:value="-194.142857142857">
            <text:p>-194.1428571429</text:p>
          </table:table-cell>
          <table:table-cell office:value-type="float" office:value="-0.0107300295499685">
            <text:p>-0.0107300295</text:p>
          </table:table-cell>
          <table:table-cell office:value-type="float" office:value="0.0134057077062258">
            <text:p>0.0134057077</text:p>
          </table:table-cell>
          <table:table-cell office:value-type="float" office:value="-0.0131461848011144">
            <text:p>-0.0131461848</text:p>
          </table:table-cell>
          <table:table-cell office:value-type="float" office:value="0.962670558302031">
            <text:p>0.9626705583</text:p>
          </table:table-cell>
          <table:table-cell office:value-type="float" office:value="1.04727221445004">
            <text:p>1.0472722145</text:p>
          </table:table-cell>
          <table:table-cell office:value-type="float" office:value="0.954327084658757">
            <text:p>0.95432708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30">
            <text:p>43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4808">
            <text:p>4808</text:p>
          </table:table-cell>
          <table:table-cell office:value-type="float" office:value="7867">
            <text:p>7867</text:p>
          </table:table-cell>
          <table:table-cell office:value-type="float" office:value="15105">
            <text:p>15105</text:p>
          </table:table-cell>
          <table:table-cell office:value-type="float" office:value="-68.8333333333333">
            <text:p>-68.8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431641708264">
            <text:p>-0.0143164171</text:p>
          </table:table-cell>
          <table:table-cell table:number-columns-repeated="2" office:value-type="float" office:value="0">
            <text:p>0</text:p>
          </table:table-cell>
          <table:table-cell office:value-type="float" office:value="0.950294261415005">
            <text:p>0.9502942614</text:p>
          </table:table-cell>
          <table:table-cell office:value-type="float" office:value="0.98">
            <text:p>0.98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4569">
            <text:p>4569</text:p>
          </table:table-cell>
          <table:table-cell office:value-type="float" office:value="7615">
            <text:p>7615</text:p>
          </table:table-cell>
          <table:table-cell office:value-type="float" office:value="15450">
            <text:p>15450</text:p>
          </table:table-cell>
          <table:table-cell office:value-type="float" office:value="20.4">
            <text:p>20.4</text:p>
          </table:table-cell>
          <table:table-cell office:value-type="float" office:value="-294.25">
            <text:p>-294.25</text:p>
          </table:table-cell>
          <table:table-cell office:value-type="float" office:value="0">
            <text:p>0</text:p>
          </table:table-cell>
          <table:table-cell office:value-type="float" office:value="0.00446487196323047">
            <text:p>0.004464872</text:p>
          </table:table-cell>
          <table:table-cell office:value-type="float" office:value="-0.0386408404464872">
            <text:p>-0.0386408404</text:p>
          </table:table-cell>
          <table:table-cell office:value-type="float" office:value="0">
            <text:p>0</text:p>
          </table:table-cell>
          <table:table-cell office:value-type="float" office:value="1.01566612463134">
            <text:p>1.0156661246</text:p>
          </table:table-cell>
          <table:table-cell office:value-type="float" office:value="0.8676835629561">
            <text:p>0.867683563</text:p>
          </table:table-cell>
          <table:table-cell office:value-type="float" office:value="1.08">
            <text:p>1.08</text:p>
          </table:table-cell>
          <table:table-cell office:value-type="float" office:value="0">
            <text:p>0</text:p>
          </table:table-cell>
          <table:table-cell office:value-type="float" office:value="-17.5893516804548">
            <text:p>-17.58935168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5">
            <text:p>5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4383">
            <text:p>4383</text:p>
          </table:table-cell>
          <table:table-cell office:value-type="float" office:value="7965">
            <text:p>7965</text:p>
          </table:table-cell>
          <table:table-cell office:value-type="float" office:value="15803">
            <text:p>15803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5">
            <text:p>5</text:p>
          </table:table-cell>
          <table:table-cell office:value-type="float" office:value="423">
            <text:p>423</text:p>
          </table:table-cell>
          <table:table-cell table:number-columns-repeated="2" office:value-type="float" office:value="306">
            <text:p>306</text:p>
          </table:table-cell>
          <table:table-cell office:value-type="float" office:value="4204">
            <text:p>4204</text:p>
          </table:table-cell>
          <table:table-cell office:value-type="float" office:value="8020">
            <text:p>8020</text:p>
          </table:table-cell>
          <table:table-cell office:value-type="float" office:value="16164">
            <text:p>16164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90">
            <text:p>390</text:p>
          </table:table-cell>
          <table:table-cell office:value-type="float" office:value="272">
            <text:p>272</text:p>
          </table:table-cell>
          <table:table-cell office:value-type="float" office:value="4033">
            <text:p>4033</text:p>
          </table:table-cell>
          <table:table-cell office:value-type="float" office:value="7899">
            <text:p>7899</text:p>
          </table:table-cell>
          <table:table-cell office:value-type="float" office:value="16534">
            <text:p>16534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01">
            <text:p>1.01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92.5">
            <text:p>92.5</text:p>
          </table:table-cell>
          <table:table-cell office:value-type="float" office:value="3646">
            <text:p>3646</text:p>
          </table:table-cell>
          <table:table-cell office:value-type="float" office:value="17473.5">
            <text:p>17473.5</text:p>
          </table:table-cell>
          <table:table-cell office:value-type="float" office:value="8.295">
            <text:p>8.295</text:p>
          </table:table-cell>
          <table:table-cell table:number-columns-repeated="3" office:value-type="float" office:value="5">
            <text:p>5</text:p>
          </table:table-cell>
          <table:table-cell office:value-type="float" office:value="388">
            <text:p>388</text:p>
          </table:table-cell>
          <table:table-cell office:value-type="float" office:value="579">
            <text:p>579</text:p>
          </table:table-cell>
          <table:table-cell office:value-type="float" office:value="269">
            <text:p>269</text:p>
          </table:table-cell>
          <table:table-cell office:value-type="float" office:value="3869">
            <text:p>3869</text:p>
          </table:table-cell>
          <table:table-cell office:value-type="float" office:value="7904">
            <text:p>7904</text:p>
          </table:table-cell>
          <table:table-cell office:value-type="float" office:value="16911">
            <text:p>16911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95.6666666666667">
            <text:p>95.6666666667</text:p>
          </table:table-cell>
          <table:table-cell office:value-type="float" office:value="3629">
            <text:p>3629</text:p>
          </table:table-cell>
          <table:table-cell office:value-type="float" office:value="18153.3333333333">
            <text:p>18153.3333333333</text:p>
          </table:table-cell>
          <table:table-cell office:value-type="float" office:value="8.79666666666667">
            <text:p>8.79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86">
            <text:p>386</text:p>
          </table:table-cell>
          <table:table-cell office:value-type="float" office:value="267">
            <text:p>267</text:p>
          </table:table-cell>
          <table:table-cell office:value-type="float" office:value="3711">
            <text:p>3711</text:p>
          </table:table-cell>
          <table:table-cell office:value-type="float" office:value="7954">
            <text:p>7954</text:p>
          </table:table-cell>
          <table:table-cell office:value-type="float" office:value="17298">
            <text:p>17298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6">
            <text:p>0.86</text:p>
          </table:table-cell>
          <table:table-cell table:number-columns-repeated="2" office:value-type="float" office:value="1.08">
            <text:p>1.08</text:p>
          </table:table-cell>
          <table:table-cell office:value-type="float" office:value="-16">
            <text:p>-16</text:p>
          </table:table-cell>
          <table:table-cell table:number-columns-repeated="2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5.5">
            <text:p>15.5</text:p>
          </table:table-cell>
          <table:table-cell office:value-type="float" office:value="26.1">
            <text:p>26.1</text:p>
          </table:table-cell>
          <table:table-cell office:value-type="float" office:value="14588">
            <text:p>14588</text:p>
          </table:table-cell>
          <table:table-cell office:value-type="float" office:value="15088">
            <text:p>15088</text:p>
          </table:table-cell>
          <table:table-cell office:value-type="float" office:value="15428">
            <text:p>154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53:02.49</dc:date>
    <dc:creator>Liam Widdess</dc:creator>
    <meta:editing-duration>P2DT3H30M46S</meta:editing-duration>
    <meta:editing-cycles>185</meta:editing-cycles>
    <meta:generator>OpenOffice/4.1.7$Win32 OpenOffice.org_project/417m1$Build-9800</meta:generator>
    <meta:document-statistic meta:table-count="8" meta:cell-count="1031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654">
                <text:p>3165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30150">
                <text:p>3015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778">
                <text:p>20778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774">
                <text:p>14774</text:p>
              </table:table-cell>
              <table:table-cell office:value-type="float" office:value="19025">
                <text:p>19025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658">
                <text:p>13658</text:p>
              </table:table-cell>
              <table:table-cell office:value-type="float" office:value="19072">
                <text:p>19072</text:p>
              </table:table-cell>
              <table:table-cell office:value-type="float" office:value="31654">
                <text:p>31654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898">
                <text:p>11898</text:p>
              </table:table-cell>
              <table:table-cell office:value-type="float" office:value="19550">
                <text:p>19550</text:p>
              </table:table-cell>
              <table:table-cell office:value-type="float" office:value="30450">
                <text:p>3045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273">
                <text:p>11273</text:p>
              </table:table-cell>
              <table:table-cell office:value-type="float" office:value="19088">
                <text:p>19088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636">
                <text:p>11636</text:p>
              </table:table-cell>
              <table:table-cell office:value-type="float" office:value="18822">
                <text:p>18822</text:p>
              </table:table-cell>
              <table:table-cell office:value-type="float" office:value="30669">
                <text:p>3066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335">
                <text:p>12335</text:p>
              </table:table-cell>
              <table:table-cell office:value-type="float" office:value="18615">
                <text:p>18615</text:p>
              </table:table-cell>
              <table:table-cell office:value-type="float" office:value="31273">
                <text:p>3127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017">
                <text:p>12017</text:p>
              </table:table-cell>
              <table:table-cell office:value-type="float" office:value="18010">
                <text:p>18010</text:p>
              </table:table-cell>
              <table:table-cell office:value-type="float" office:value="30450">
                <text:p>3045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052">
                <text:p>11052</text:p>
              </table:table-cell>
              <table:table-cell office:value-type="float" office:value="16685">
                <text:p>16685</text:p>
              </table:table-cell>
              <table:table-cell office:value-type="float" office:value="28016">
                <text:p>2801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635">
                <text:p>11635</text:p>
              </table:table-cell>
              <table:table-cell office:value-type="float" office:value="16758">
                <text:p>16758</text:p>
              </table:table-cell>
              <table:table-cell office:value-type="float" office:value="25444">
                <text:p>254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400">
                <text:p>12400</text:p>
              </table:table-cell>
              <table:table-cell office:value-type="float" office:value="15952">
                <text:p>15952</text:p>
              </table:table-cell>
              <table:table-cell office:value-type="float" office:value="23410">
                <text:p>2341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696">
                <text:p>11696</text:p>
              </table:table-cell>
              <table:table-cell office:value-type="float" office:value="15150">
                <text:p>15150</text:p>
              </table:table-cell>
              <table:table-cell office:value-type="float" office:value="20919">
                <text:p>20919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098">
                <text:p>11098</text:p>
              </table:table-cell>
              <table:table-cell office:value-type="float" office:value="14802">
                <text:p>14802</text:p>
              </table:table-cell>
              <table:table-cell office:value-type="float" office:value="22326">
                <text:p>2232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16">
                <text:p>11516</text:p>
              </table:table-cell>
              <table:table-cell office:value-type="float" office:value="14850">
                <text:p>14850</text:p>
              </table:table-cell>
              <table:table-cell office:value-type="float" office:value="22513">
                <text:p>2251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848">
                <text:p>11848</text:p>
              </table:table-cell>
              <table:table-cell office:value-type="float" office:value="15820">
                <text:p>15820</text:p>
              </table:table-cell>
              <table:table-cell office:value-type="float" office:value="21747">
                <text:p>2174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696">
                <text:p>11696</text:p>
              </table:table-cell>
              <table:table-cell office:value-type="float" office:value="15317">
                <text:p>15317</text:p>
              </table:table-cell>
              <table:table-cell office:value-type="float" office:value="21091">
                <text:p>2109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595">
                <text:p>11595</text:p>
              </table:table-cell>
              <table:table-cell office:value-type="float" office:value="16182">
                <text:p>16182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853">
                <text:p>10853</text:p>
              </table:table-cell>
              <table:table-cell office:value-type="float" office:value="15835">
                <text:p>15835</text:p>
              </table:table-cell>
              <table:table-cell office:value-type="float" office:value="22593">
                <text:p>2259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100">
                <text:p>11100</text:p>
              </table:table-cell>
              <table:table-cell office:value-type="float" office:value="14932">
                <text:p>14932</text:p>
              </table:table-cell>
              <table:table-cell office:value-type="float" office:value="21409">
                <text:p>2140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42">
                <text:p>11242</text:p>
              </table:table-cell>
              <table:table-cell office:value-type="float" office:value="15118">
                <text:p>15118</text:p>
              </table:table-cell>
              <table:table-cell office:value-type="float" office:value="20989">
                <text:p>2098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4818">
                <text:p>14818</text:p>
              </table:table-cell>
              <table:table-cell office:value-type="float" office:value="21815">
                <text:p>2181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660">
                <text:p>10660</text:p>
              </table:table-cell>
              <table:table-cell office:value-type="float" office:value="14380">
                <text:p>14380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962">
                <text:p>10962</text:p>
              </table:table-cell>
              <table:table-cell office:value-type="float" office:value="14501">
                <text:p>14501</text:p>
              </table:table-cell>
              <table:table-cell office:value-type="float" office:value="21060">
                <text:p>2106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4768">
                <text:p>14768</text:p>
              </table:table-cell>
              <table:table-cell office:value-type="float" office:value="21395">
                <text:p>2139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528">
                <text:p>10528</text:p>
              </table:table-cell>
              <table:table-cell office:value-type="float" office:value="13932">
                <text:p>13932</text:p>
              </table:table-cell>
              <table:table-cell office:value-type="float" office:value="20917">
                <text:p>2091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960">
                <text:p>9960</text:p>
              </table:table-cell>
              <table:table-cell office:value-type="float" office:value="13813">
                <text:p>13813</text:p>
              </table:table-cell>
              <table:table-cell office:value-type="float" office:value="20633">
                <text:p>2063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965">
                <text:p>9965</text:p>
              </table:table-cell>
              <table:table-cell office:value-type="float" office:value="14050">
                <text:p>14050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712">
                <text:p>9712</text:p>
              </table:table-cell>
              <table:table-cell office:value-type="float" office:value="13997">
                <text:p>13997</text:p>
              </table:table-cell>
              <table:table-cell office:value-type="float" office:value="20104">
                <text:p>2010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52">
                <text:p>9852</text:p>
              </table:table-cell>
              <table:table-cell office:value-type="float" office:value="13214">
                <text:p>13214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650">
                <text:p>9650</text:p>
              </table:table-cell>
              <table:table-cell office:value-type="float" office:value="13292">
                <text:p>13292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56">
                <text:p>9756</text:p>
              </table:table-cell>
              <table:table-cell office:value-type="float" office:value="13874">
                <text:p>13874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2763">
                <text:p>12763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498">
                <text:p>12498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860">
                <text:p>8860</text:p>
              </table:table-cell>
              <table:table-cell office:value-type="float" office:value="12468">
                <text:p>12468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677">
                <text:p>8677</text:p>
              </table:table-cell>
              <table:table-cell office:value-type="float" office:value="12263">
                <text:p>12263</text:p>
              </table:table-cell>
              <table:table-cell office:value-type="float" office:value="19327">
                <text:p>1932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598">
                <text:p>8598</text:p>
              </table:table-cell>
              <table:table-cell office:value-type="float" office:value="11910">
                <text:p>11910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62">
                <text:p>8562</text:p>
              </table:table-cell>
              <table:table-cell office:value-type="float" office:value="11718">
                <text:p>11718</text:p>
              </table:table-cell>
              <table:table-cell office:value-type="float" office:value="16591">
                <text:p>1659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495">
                <text:p>8495</text:p>
              </table:table-cell>
              <table:table-cell office:value-type="float" office:value="12568">
                <text:p>12568</text:p>
              </table:table-cell>
              <table:table-cell office:value-type="float" office:value="17654">
                <text:p>176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1958">
                <text:p>11958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58">
                <text:p>8358</text:p>
              </table:table-cell>
              <table:table-cell office:value-type="float" office:value="11108">
                <text:p>11108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0986">
                <text:p>10986</text:p>
              </table:table-cell>
              <table:table-cell office:value-type="float" office:value="15868">
                <text:p>1586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186">
                <text:p>8186</text:p>
              </table:table-cell>
              <table:table-cell office:value-type="float" office:value="10996">
                <text:p>10996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244">
                <text:p>8244</text:p>
              </table:table-cell>
              <table:table-cell office:value-type="float" office:value="10875">
                <text:p>10875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8194">
                <text:p>8194</text:p>
              </table:table-cell>
              <table:table-cell office:value-type="float" office:value="10832">
                <text:p>10832</text:p>
              </table:table-cell>
              <table:table-cell office:value-type="float" office:value="16547">
                <text:p>1654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986">
                <text:p>7986</text:p>
              </table:table-cell>
              <table:table-cell office:value-type="float" office:value="10986">
                <text:p>10986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8004">
                <text:p>8004</text:p>
              </table:table-cell>
              <table:table-cell office:value-type="float" office:value="11860">
                <text:p>11860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8109">
                <text:p>8109</text:p>
              </table:table-cell>
              <table:table-cell office:value-type="float" office:value="10909">
                <text:p>10909</text:p>
              </table:table-cell>
              <table:table-cell office:value-type="float" office:value="15771">
                <text:p>157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417">
                <text:p>6417</text:p>
              </table:table-cell>
              <table:table-cell office:value-type="float" office:value="10470">
                <text:p>10470</text:p>
              </table:table-cell>
              <table:table-cell office:value-type="float" office:value="16235">
                <text:p>1623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6233">
                <text:p>6233</text:p>
              </table:table-cell>
              <table:table-cell office:value-type="float" office:value="10347">
                <text:p>10347</text:p>
              </table:table-cell>
              <table:table-cell office:value-type="float" office:value="17889">
                <text:p>1788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6446">
                <text:p>6446</text:p>
              </table:table-cell>
              <table:table-cell office:value-type="float" office:value="10154">
                <text:p>10154</text:p>
              </table:table-cell>
              <table:table-cell office:value-type="float" office:value="16310">
                <text:p>1631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368">
                <text:p>5368</text:p>
              </table:table-cell>
              <table:table-cell office:value-type="float" office:value="10022">
                <text:p>10022</text:p>
              </table:table-cell>
              <table:table-cell office:value-type="float" office:value="14922">
                <text:p>1492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950">
                <text:p>4950</text:p>
              </table:table-cell>
              <table:table-cell office:value-type="float" office:value="9060">
                <text:p>9060</text:p>
              </table:table-cell>
              <table:table-cell office:value-type="float" office:value="15568">
                <text:p>1556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874">
                <text:p>5874</text:p>
              </table:table-cell>
              <table:table-cell office:value-type="float" office:value="10080">
                <text:p>10080</text:p>
              </table:table-cell>
              <table:table-cell office:value-type="float" office:value="17379">
                <text:p>1737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6345">
                <text:p>6345</text:p>
              </table:table-cell>
              <table:table-cell office:value-type="float" office:value="9729">
                <text:p>9729</text:p>
              </table:table-cell>
              <table:table-cell office:value-type="float" office:value="16027">
                <text:p>1602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368">
                <text:p>5368</text:p>
              </table:table-cell>
              <table:table-cell office:value-type="float" office:value="9510">
                <text:p>9510</text:p>
              </table:table-cell>
              <table:table-cell office:value-type="float" office:value="14476">
                <text:p>1447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50">
                <text:p>4950</text:p>
              </table:table-cell>
              <table:table-cell office:value-type="float" office:value="8280">
                <text:p>8280</text:p>
              </table:table-cell>
              <table:table-cell office:value-type="float" office:value="14335">
                <text:p>1433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5874">
                <text:p>5874</text:p>
              </table:table-cell>
              <table:table-cell office:value-type="float" office:value="8497">
                <text:p>8497</text:p>
              </table:table-cell>
              <table:table-cell office:value-type="float" office:value="13771">
                <text:p>1377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612">
                <text:p>5612</text:p>
              </table:table-cell>
              <table:table-cell office:value-type="float" office:value="8190">
                <text:p>8190</text:p>
              </table:table-cell>
              <table:table-cell office:value-type="float" office:value="13818">
                <text:p>1381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5175">
                <text:p>5175</text:p>
              </table:table-cell>
              <table:table-cell office:value-type="float" office:value="8242">
                <text:p>8242</text:p>
              </table:table-cell>
              <table:table-cell office:value-type="float" office:value="14288">
                <text:p>1428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5985">
                <text:p>5985</text:p>
              </table:table-cell>
              <table:table-cell office:value-type="float" office:value="8246">
                <text:p>8246</text:p>
              </table:table-cell>
              <table:table-cell office:value-type="float" office:value="13677">
                <text:p>136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6240">
                <text:p>6240</text:p>
              </table:table-cell>
              <table:table-cell office:value-type="float" office:value="8600">
                <text:p>8600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5880">
                <text:p>5880</text:p>
              </table:table-cell>
              <table:table-cell office:value-type="float" office:value="8610">
                <text:p>8610</text:p>
              </table:table-cell>
              <table:table-cell office:value-type="float" office:value="14476">
                <text:p>1447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5700">
                <text:p>5700</text:p>
              </table:table-cell>
              <table:table-cell office:value-type="float" office:value="8460">
                <text:p>8460</text:p>
              </table:table-cell>
              <table:table-cell office:value-type="float" office:value="14429">
                <text:p>1442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5985">
                <text:p>5985</text:p>
              </table:table-cell>
              <table:table-cell office:value-type="float" office:value="8497">
                <text:p>8497</text:p>
              </table:table-cell>
              <table:table-cell office:value-type="float" office:value="14382">
                <text:p>1438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5850">
                <text:p>5850</text:p>
              </table:table-cell>
              <table:table-cell office:value-type="float" office:value="8478">
                <text:p>8478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5820">
                <text:p>5820</text:p>
              </table:table-cell>
              <table:table-cell office:value-type="float" office:value="8316">
                <text:p>8316</text:p>
              </table:table-cell>
              <table:table-cell office:value-type="float" office:value="14476">
                <text:p>1447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5790">
                <text:p>5790</text:p>
              </table:table-cell>
              <table:table-cell office:value-type="float" office:value="8289">
                <text:p>8289</text:p>
              </table:table-cell>
              <table:table-cell office:value-type="float" office:value="14429">
                <text:p>1442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968">
                <text:p>5968</text:p>
              </table:table-cell>
              <table:table-cell office:value-type="float" office:value="8694">
                <text:p>8694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5504">
                <text:p>5504</text:p>
              </table:table-cell>
              <table:table-cell office:value-type="float" office:value="8228">
                <text:p>8228</text:p>
              </table:table-cell>
              <table:table-cell office:value-type="float" office:value="14476">
                <text:p>1447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5820">
                <text:p>5820</text:p>
              </table:table-cell>
              <table:table-cell office:value-type="float" office:value="8830">
                <text:p>8830</text:p>
              </table:table-cell>
              <table:table-cell office:value-type="float" office:value="14824">
                <text:p>1482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5790">
                <text:p>5790</text:p>
              </table:table-cell>
              <table:table-cell office:value-type="float" office:value="8826">
                <text:p>8826</text:p>
              </table:table-cell>
              <table:table-cell office:value-type="float" office:value="14818">
                <text:p>1481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5275">
                <text:p>5275</text:p>
              </table:table-cell>
              <table:table-cell office:value-type="float" office:value="7886">
                <text:p>7886</text:p>
              </table:table-cell>
              <table:table-cell office:value-type="float" office:value="13210">
                <text:p>1321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4837">
                <text:p>4837</text:p>
              </table:table-cell>
              <table:table-cell office:value-type="float" office:value="7425">
                <text:p>7425</text:p>
              </table:table-cell>
              <table:table-cell office:value-type="float" office:value="12643">
                <text:p>1264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5898">
                <text:p>5898</text:p>
              </table:table-cell>
              <table:table-cell office:value-type="float" office:value="8685">
                <text:p>8685</text:p>
              </table:table-cell>
              <table:table-cell office:value-type="float" office:value="14768">
                <text:p>1476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4808">
                <text:p>4808</text:p>
              </table:table-cell>
              <table:table-cell office:value-type="float" office:value="7867">
                <text:p>7867</text:p>
              </table:table-cell>
              <table:table-cell office:value-type="float" office:value="15105">
                <text:p>1510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4569">
                <text:p>4569</text:p>
              </table:table-cell>
              <table:table-cell office:value-type="float" office:value="7615">
                <text:p>7615</text:p>
              </table:table-cell>
              <table:table-cell office:value-type="float" office:value="15450">
                <text:p>1545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4383">
                <text:p>4383</text:p>
              </table:table-cell>
              <table:table-cell office:value-type="float" office:value="7965">
                <text:p>7965</text:p>
              </table:table-cell>
              <table:table-cell office:value-type="float" office:value="15803">
                <text:p>1580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204">
                <text:p>4204</text:p>
              </table:table-cell>
              <table:table-cell office:value-type="float" office:value="8020">
                <text:p>8020</text:p>
              </table:table-cell>
              <table:table-cell office:value-type="float" office:value="16164">
                <text:p>1616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4033">
                <text:p>4033</text:p>
              </table:table-cell>
              <table:table-cell office:value-type="float" office:value="7899">
                <text:p>7899</text:p>
              </table:table-cell>
              <table:table-cell office:value-type="float" office:value="16534">
                <text:p>1653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869">
                <text:p>3869</text:p>
              </table:table-cell>
              <table:table-cell office:value-type="float" office:value="7904">
                <text:p>7904</text:p>
              </table:table-cell>
              <table:table-cell office:value-type="float" office:value="16911">
                <text:p>1691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711">
                <text:p>3711</text:p>
              </table:table-cell>
              <table:table-cell office:value-type="float" office:value="7954">
                <text:p>7954</text:p>
              </table:table-cell>
              <table:table-cell office:value-type="float" office:value="17298">
                <text:p>17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5cm" svg:y="1.404cm" svg:width="30.904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295">
                <text:p>8.29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8.79666666666667">
                <text:p>8.79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3cm" svg:y="1.352cm" svg:width="31.36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4099984450362">
                <text:p>1.0409998445036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51093164503252">
                <text:p>0.85109316450325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2558350592709">
                <text:p>1.02558350592709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4537772024737">
                <text:p>1.0453777202473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502337998836">
                <text:p>1.0650233799883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5140322041727">
                <text:p>0.87514032204172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27110324406558">
                <text:p>0.82711032440655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7010808723697">
                <text:p>0.9701080872369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25720494030015">
                <text:p>0.92572049403001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40663423665194">
                <text:p>0.84066342366519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3375874331471">
                <text:p>0.99337587433147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810344980882">
                <text:p>0.95810344980882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.00051984521125">
                <text:p>1.0005198452112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81052757501689">
                <text:p>0.981052757501689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46898392102847">
                <text:p>0.94689839210284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7866050591276">
                <text:p>0.96786605059127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0211437936818">
                <text:p>1.0021143793681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090207843887">
                <text:p>0.9909020784388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78523943784423">
                <text:p>0.97852394378442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80489230479899">
                <text:p>0.98048923047989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77221805706123">
                <text:p>0.977221805706123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69678845394576">
                <text:p>0.96967884539457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40579410294007">
                <text:p>0.94057941029400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98763261164271">
                <text:p>0.99876326116427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73803848567486">
                <text:p>0.97380384856748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30235150354926">
                <text:p>0.93023515035492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479039522483">
                <text:p>0.9147903952248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888715639683">
                <text:p>1.0088871563968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04063634898">
                <text:p>1.000406363489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7077619631375">
                <text:p>0.937077619631375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3092957789974">
                <text:p>0.96309295778997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0536411966019">
                <text:p>0.94053641196601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7604839111828">
                <text:p>0.96760483911182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580518170153">
                <text:p>0.93358051817015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63927707851008">
                <text:p>0.96392770785100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1232632019745">
                <text:p>0.92123263201974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46332128776751">
                <text:p>0.94633212877675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78768512721729">
                <text:p>0.97876851272172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9918472178969">
                <text:p>0.98991847217896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328215915136">
                <text:p>1.032821591513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6956528456902">
                <text:p>0.96956528456902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045970850821">
                <text:p>0.9704597085082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63247435534417">
                <text:p>0.963247435534417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4437571519675">
                <text:p>1.0443757151967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956528456902">
                <text:p>0.9695652845690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4349884472869">
                <text:p>0.96434988447286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782126897256">
                <text:p>0.9778212689725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2850153351802">
                <text:p>1.0285015335180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5928268047365">
                <text:p>1.0592826804736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357144566933">
                <text:p>0.9735714456693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759526026938">
                <text:p>0.975952602693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21809216457368">
                <text:p>0.92180921645736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57626316852334">
                <text:p>0.95762631685233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894199384970061">
                <text:p>0.89419938497006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12160351720365">
                <text:p>0.91216035172036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03829410847176">
                <text:p>0.903829410847176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789935963845778">
                <text:p>0.78993596384577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4971674382716">
                <text:p>0.9497167438271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8681262687956">
                <text:p>0.97868126268795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99257303896276">
                <text:p>0.99925730389627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73658477555435">
                <text:p>0.97365847755543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96445113688942">
                <text:p>0.99644511368894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0621183542075">
                <text:p>1.0062118354207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7096719967618">
                <text:p>1.0709671996761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70877425301229">
                <text:p>0.97087742530122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98579868285124">
                <text:p>0.99857986828512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999149195217">
                <text:p>1.0099914919521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78936206212514">
                <text:p>0.97893620621251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78539500328759">
                <text:p>0.978539500328759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6355821119062">
                <text:p>1.0635582111906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82403099524308">
                <text:p>0.98240309952430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870751647928196">
                <text:p>0.87075164792819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6576699804147">
                <text:p>1.1657669980414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4727221445004">
                <text:p>1.0472722144500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8676835629561">
                <text:p>0.867683562956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473.5">
                <text:p>17473.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8153.3333333333">
                <text:p>18153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